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5937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1.2811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1" style:family="table-cell" style:parent-style-name="Default" style:data-style-name="N0">
      <style:table-cell-properties fo:background-color="#aeaaaa" style:text-align-source="fix" style:repeat-content="false" fo:wrap-option="wrap" fo:border="2.01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aeaaaa" style:text-align-source="fix" style:repeat-content="false" fo:wrap-option="wrap" fo:border="2.01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ackground-color="#d9d9d9" style:text-align-source="fix" style:repeat-content="false" fo:wrap-option="wrap" fo:border="2.01pt solid #000000" style:vertical-align="middle"/>
      <style:paragraph-properties fo:text-align="center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2.01pt solid #000000" fo:background-color="#aeaaaa" style:text-align-source="fix" style:repeat-content="false" fo:wrap-option="wrap" fo:border-left="none" fo:border-right="2.01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2.01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2.01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none" fo:background-color="#f2f2f2" style:text-align-source="fix" style:repeat-content="false" fo:wrap-option="wrap" fo:border-left="none" fo:border-right="2.01pt solid #000000" fo:border-top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2.01pt solid #000000" fo:border-top="2.01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2.01pt solid #000000" fo:border-top="0.06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8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89" style:family="table-cell" style:parent-style-name="Default" style:data-style-name="N0">
      <style:table-cell-properties fo:border-bottom="none" fo:background-color="#d9d9d9" style:text-align-source="fix" style:repeat-content="false" fo:wrap-option="wrap" fo:border-left="none" fo:border-right="2.01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9" style:family="table-cell" style:parent-style-name="Default" style:data-style-name="N3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23" style:family="table-cell" style:parent-style-name="Default" style:data-style-name="N3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29" style:family="table-cell" style:parent-style-name="Default" style:data-style-name="N3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2.01pt solid #000000" fo:background-color="#aeaaaa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none" fo:background-color="#f2f2f2" style:text-align-source="fix" style:repeat-content="false" fo:wrap-option="wrap" fo:border-left="2.01pt solid #000000" fo:border-right="none" fo:border-top="2.01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3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3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2.01pt solid #000000" fo:background-color="#aeaaaa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5" style:family="table-cell" style:parent-style-name="Default" style:data-style-name="N3">
      <style:table-cell-properties fo:border-bottom="0.06pt solid #000000" fo:background-color="#f2f2f2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 style:data-style-name="N3">
      <style:table-cell-properties fo:border-bottom="2.01pt solid #000000" fo:background-color="#f2f2f2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60" style:family="table-cell" style:parent-style-name="Default" style:data-style-name="N3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66" style:family="table-cell" style:parent-style-name="Default" style:data-style-name="N3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3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0.06pt solid #000000" fo:border-top="none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none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0.06pt solid #000000" fo:border-top="none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2.01pt solid #000000" fo:background-color="#aeaaaa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1" style:family="table-cell" style:parent-style-name="Percent" style:data-style-name="N11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6" style:family="table-cell" style:parent-style-name="Percent" style:data-style-name="N11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51" style:family="table-cell" style:parent-style-name="Percent" style:data-style-name="N11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55" style:family="table-cell" style:parent-style-name="Percent" style:data-style-name="N11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61" style:family="table-cell" style:parent-style-name="Percent" style:data-style-name="N11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67" style:family="table-cell" style:parent-style-name="Percent" style:data-style-name="N11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1" style:family="table-cell" style:parent-style-name="Percent" style:data-style-name="N11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5" style:family="table-cell" style:parent-style-name="Percent" style:data-style-name="N11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80" style:family="table-cell" style:parent-style-name="Percent" style:data-style-name="N11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86" style:family="table-cell" style:parent-style-name="Percent" style:data-style-name="N11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91" style:family="table-cell" style:parent-style-name="Percent" style:data-style-name="N11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95" style:family="table-cell" style:parent-style-name="Percent" style:data-style-name="N11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10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5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2.01pt solid #000000" fo:background-color="#aeaaaa" style:text-align-source="fix" style:repeat-content="false" fo:wrap-option="wrap" fo:border-left="none" fo:border-right="0.06pt solid #000000" fo:border-top="2.01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0.06pt solid #000000" fo:border-top="2.01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none" fo:border-right="0.06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2.01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none" fo:border-right="0.06pt solid #000000" fo:border-top="2.01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92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8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9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er Test 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2" table:number-columns-repeated="50" table:default-cell-style-name="ce2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8" office:value-type="string" calcext:value-type="string" table:number-columns-spanned="12" table:number-rows-spanned="1">
            <text:p>Counter with 10 Threads and 20 Iterations</text:p>
          </table:table-cell>
          <table:covered-table-cell table:number-columns-repeated="11"/>
          <table:table-cell table:number-columns-repeated="1010"/>
        </table:table-row>
        <table:table-row table:style-name="ro3">
          <table:table-cell table:number-columns-repeated="2"/>
          <table:table-cell table:style-name="ce3" office:value-type="string" calcext:value-type="string">
            <text:p>Primitive</text:p>
          </table:table-cell>
          <table:table-cell table:style-name="ce4" office:value-type="string" calcext:value-type="string">
            <text:p>L1-dache-load-misses</text:p>
          </table:table-cell>
          <table:table-cell table:style-name="ce5" office:value-type="string" calcext:value-type="string">
            <text:p>L1-dache-loads</text:p>
          </table:table-cell>
          <table:table-cell table:style-name="ce3" office:value-type="string" calcext:value-type="string">
            <text:p>L1 Cache Hits</text:p>
          </table:table-cell>
          <table:table-cell table:style-name="ce3" office:value-type="string" calcext:value-type="string">
            <text:p>% L1 Cache Hits</text:p>
          </table:table-cell>
          <table:table-cell table:style-name="ce4" office:value-type="string" calcext:value-type="string">
            <text:p>branch-misses</text:p>
          </table:table-cell>
          <table:table-cell table:style-name="ce5" office:value-type="string" calcext:value-type="string">
            <text:p>branches</text:p>
          </table:table-cell>
          <table:table-cell table:style-name="ce3" office:value-type="string" calcext:value-type="string">
            <text:p>Branch Hits</text:p>
          </table:table-cell>
          <table:table-cell table:style-name="ce3" office:value-type="string" calcext:value-type="string">
            <text:p>%Branch Hits</text:p>
          </table:table-cell>
          <table:table-cell table:style-name="ce6" office:value-type="string" calcext:value-type="string">
            <text:p>Thread Run Time (s)</text:p>
          </table:table-cell>
          <table:table-cell table:style-name="ce3" office:value-type="string" calcext:value-type="string">
            <text:p>Total Run Time (s)</text:p>
          </table:table-cell>
          <table:table-cell table:style-name="ce3" office:value-type="string" calcext:value-type="string">
            <text:p>% In Longest Thread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7" office:value-type="string" calcext:value-type="string">
            <text:p>pthread barrier</text:p>
          </table:table-cell>
          <table:table-cell table:style-name="ce8" office:value-type="float" office:value="591792" calcext:value-type="float">
            <text:p>591792</text:p>
          </table:table-cell>
          <table:table-cell table:style-name="ce9" office:value-type="float" office:value="6031302" calcext:value-type="float">
            <text:p>6031302</text:p>
          </table:table-cell>
          <table:table-cell table:style-name="ce7" table:formula="of:=[.E4]-[.D4]" office:value-type="float" office:value="5439510" calcext:value-type="float">
            <text:p>5439510</text:p>
          </table:table-cell>
          <table:table-cell table:style-name="ce10" table:formula="of:=[.F4]/[.E4]" office:value-type="percentage" office:value="0.901879892600304" calcext:value-type="percentage">
            <text:p>90.19%</text:p>
          </table:table-cell>
          <table:table-cell table:style-name="ce8" office:value-type="float" office:value="64966" calcext:value-type="float">
            <text:p>64966</text:p>
          </table:table-cell>
          <table:table-cell table:style-name="ce9" office:value-type="float" office:value="4177953" calcext:value-type="float">
            <text:p>4177953</text:p>
          </table:table-cell>
          <table:table-cell table:style-name="ce7" table:formula="of:=[.I4]-[.H4]" office:value-type="float" office:value="4112987" calcext:value-type="float">
            <text:p>4112987</text:p>
          </table:table-cell>
          <table:table-cell table:style-name="ce10" table:formula="of:=[.J4]/[.I4]" office:value-type="percentage" office:value="0.984450279837997" calcext:value-type="percentage">
            <text:p>98.45%</text:p>
          </table:table-cell>
          <table:table-cell office:value-type="float" office:value="0.007424" calcext:value-type="float">
            <text:p>0.007424</text:p>
          </table:table-cell>
          <table:table-cell table:style-name="ce9" office:value-type="float" office:value="0.013628228" calcext:value-type="float">
            <text:p>0.013628228</text:p>
          </table:table-cell>
          <table:table-cell table:style-name="ce10" table:formula="of:=([.M4]-[.L4])/([.M4]*10)" office:value-type="percentage" office:value="0.0455248327221998" calcext:value-type="percentage">
            <text:p>4.55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 calcext:value-type="string">
            <text:p>sense barrier</text:p>
          </table:table-cell>
          <table:table-cell table:style-name="ce8" office:value-type="float" office:value="100333" calcext:value-type="float">
            <text:p>100333</text:p>
          </table:table-cell>
          <table:table-cell table:style-name="ce9" office:value-type="float" office:value="1981699" calcext:value-type="float">
            <text:p>1981699</text:p>
          </table:table-cell>
          <table:table-cell table:style-name="ce7" table:formula="of:=[.E5]-[.D5]" office:value-type="float" office:value="1881366" calcext:value-type="float">
            <text:p>1881366</text:p>
          </table:table-cell>
          <table:table-cell table:style-name="ce10" table:formula="of:=[.F5]/[.E5]" office:value-type="percentage" office:value="0.94937021212606" calcext:value-type="percentage">
            <text:p>94.94%</text:p>
          </table:table-cell>
          <table:table-cell table:style-name="ce8" office:value-type="float" office:value="33415" calcext:value-type="float">
            <text:p>33415</text:p>
          </table:table-cell>
          <table:table-cell table:style-name="ce9" office:value-type="float" office:value="1206366" calcext:value-type="float">
            <text:p>1206366</text:p>
          </table:table-cell>
          <table:table-cell table:style-name="ce7" table:formula="of:=[.I5]-[.H5]" office:value-type="float" office:value="1172951" calcext:value-type="float">
            <text:p>1172951</text:p>
          </table:table-cell>
          <table:table-cell table:style-name="ce10" table:formula="of:=[.J5]/[.I5]" office:value-type="percentage" office:value="0.972301109281926" calcext:value-type="percentage">
            <text:p>97.23%</text:p>
          </table:table-cell>
          <table:table-cell office:value-type="float" office:value="0.000159" calcext:value-type="float">
            <text:p>0.000159</text:p>
          </table:table-cell>
          <table:table-cell table:style-name="ce9" office:value-type="float" office:value="0.005265729" calcext:value-type="float">
            <text:p>0.005265729</text:p>
          </table:table-cell>
          <table:table-cell table:style-name="ce10" table:formula="of:=([.M5]-[.L5])/([.M5]*10)" office:value-type="percentage" office:value="0.0969804750681245" calcext:value-type="percentage">
            <text:p>9.70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 calcext:value-type="string">
            <text:p>pthread lock</text:p>
          </table:table-cell>
          <table:table-cell table:style-name="ce8" office:value-type="float" office:value="87730" calcext:value-type="float">
            <text:p>87730</text:p>
          </table:table-cell>
          <table:table-cell table:style-name="ce9" office:value-type="float" office:value="1227627" calcext:value-type="float">
            <text:p>1227627</text:p>
          </table:table-cell>
          <table:table-cell table:style-name="ce7" table:formula="of:=[.E6]-[.D6]" office:value-type="float" office:value="1139897" calcext:value-type="float">
            <text:p>1139897</text:p>
          </table:table-cell>
          <table:table-cell table:style-name="ce10" table:formula="of:=[.F6]/[.E6]" office:value-type="percentage" office:value="0.928536925303858" calcext:value-type="percentage">
            <text:p>92.85%</text:p>
          </table:table-cell>
          <table:table-cell table:style-name="ce8" office:value-type="float" office:value="30543" calcext:value-type="float">
            <text:p>30543</text:p>
          </table:table-cell>
          <table:table-cell table:style-name="ce9" office:value-type="float" office:value="860063" calcext:value-type="float">
            <text:p>860063</text:p>
          </table:table-cell>
          <table:table-cell table:style-name="ce7" table:formula="of:=[.I6]-[.H6]" office:value-type="float" office:value="829520" calcext:value-type="float">
            <text:p>829520</text:p>
          </table:table-cell>
          <table:table-cell table:style-name="ce10" table:formula="of:=[.J6]/[.I6]" office:value-type="percentage" office:value="0.964487485219106" calcext:value-type="percentage">
            <text:p>96.45%</text:p>
          </table:table-cell>
          <table:table-cell office:value-type="float" office:value="0.000086" calcext:value-type="float">
            <text:p>8.6E-05</text:p>
          </table:table-cell>
          <table:table-cell table:style-name="ce9" office:value-type="float" office:value="0.004954224" calcext:value-type="float">
            <text:p>0.004954224</text:p>
          </table:table-cell>
          <table:table-cell table:style-name="ce10" table:formula="of:=([.M6]-[.L6])/([.M6]*10)" office:value-type="percentage" office:value="0.0982641075575105" calcext:value-type="percentage">
            <text:p>9.83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 calcext:value-type="string">
            <text:p>tas lock</text:p>
          </table:table-cell>
          <table:table-cell table:style-name="ce8" office:value-type="float" office:value="89689" calcext:value-type="float">
            <text:p>89689</text:p>
          </table:table-cell>
          <table:table-cell table:style-name="ce9" office:value-type="float" office:value="1221416" calcext:value-type="float">
            <text:p>1221416</text:p>
          </table:table-cell>
          <table:table-cell table:style-name="ce7" table:formula="of:=[.E7]-[.D7]" office:value-type="float" office:value="1131727" calcext:value-type="float">
            <text:p>1131727</text:p>
          </table:table-cell>
          <table:table-cell table:style-name="ce10" table:formula="of:=[.F7]/[.E7]" office:value-type="percentage" office:value="0.926569653582399" calcext:value-type="percentage">
            <text:p>92.66%</text:p>
          </table:table-cell>
          <table:table-cell table:style-name="ce8" office:value-type="float" office:value="29754" calcext:value-type="float">
            <text:p>29754</text:p>
          </table:table-cell>
          <table:table-cell table:style-name="ce9" office:value-type="float" office:value="853708" calcext:value-type="float">
            <text:p>853708</text:p>
          </table:table-cell>
          <table:table-cell table:style-name="ce7" table:formula="of:=[.I7]-[.H7]" office:value-type="float" office:value="823954" calcext:value-type="float">
            <text:p>823954</text:p>
          </table:table-cell>
          <table:table-cell table:style-name="ce10" table:formula="of:=[.J7]/[.I7]" office:value-type="percentage" office:value="0.965147333748776" calcext:value-type="percentage">
            <text:p>96.51%</text:p>
          </table:table-cell>
          <table:table-cell office:value-type="float" office:value="0.000226" calcext:value-type="float">
            <text:p>0.000226</text:p>
          </table:table-cell>
          <table:table-cell table:style-name="ce9" office:value-type="float" office:value="0.00521473" calcext:value-type="float">
            <text:p>0.00521473</text:p>
          </table:table-cell>
          <table:table-cell table:style-name="ce10" table:formula="of:=([.M7]-[.L7])/([.M7]*10)" office:value-type="percentage" office:value="0.0956661226947512" calcext:value-type="percentage">
            <text:p>9.57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 office:value-type="string" calcext:value-type="string">
            <text:p>ttas lock</text:p>
          </table:table-cell>
          <table:table-cell table:style-name="ce8" office:value-type="float" office:value="98975" calcext:value-type="float">
            <text:p>98975</text:p>
          </table:table-cell>
          <table:table-cell table:style-name="ce9" office:value-type="float" office:value="1231128" calcext:value-type="float">
            <text:p>1231128</text:p>
          </table:table-cell>
          <table:table-cell table:style-name="ce7" table:formula="of:=[.E8]-[.D8]" office:value-type="float" office:value="1132153" calcext:value-type="float">
            <text:p>1132153</text:p>
          </table:table-cell>
          <table:table-cell table:style-name="ce10" table:formula="of:=[.F8]/[.E8]" office:value-type="percentage" office:value="0.919606247278918" calcext:value-type="percentage">
            <text:p>91.96%</text:p>
          </table:table-cell>
          <table:table-cell table:style-name="ce8" office:value-type="float" office:value="31568" calcext:value-type="float">
            <text:p>31568</text:p>
          </table:table-cell>
          <table:table-cell table:style-name="ce9" office:value-type="float" office:value="858337" calcext:value-type="float">
            <text:p>858337</text:p>
          </table:table-cell>
          <table:table-cell table:style-name="ce7" table:formula="of:=[.I8]-[.H8]" office:value-type="float" office:value="826769" calcext:value-type="float">
            <text:p>826769</text:p>
          </table:table-cell>
          <table:table-cell table:style-name="ce10" table:formula="of:=[.J8]/[.I8]" office:value-type="percentage" office:value="0.963221904683126" calcext:value-type="percentage">
            <text:p>96.32%</text:p>
          </table:table-cell>
          <table:table-cell office:value-type="float" office:value="0.000102" calcext:value-type="float">
            <text:p>0.000102</text:p>
          </table:table-cell>
          <table:table-cell table:style-name="ce9" office:value-type="float" office:value="0.004782138" calcext:value-type="float">
            <text:p>0.004782138</text:p>
          </table:table-cell>
          <table:table-cell table:style-name="ce10" table:formula="of:=([.M8]-[.L8])/([.M8]*10)" office:value-type="percentage" office:value="0.0978670628074723" calcext:value-type="percentage">
            <text:p>9.79%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1" office:value-type="string" calcext:value-type="string">
            <text:p>ticket lock</text:p>
          </table:table-cell>
          <table:table-cell table:style-name="ce12" office:value-type="float" office:value="92781" calcext:value-type="float">
            <text:p>92781</text:p>
          </table:table-cell>
          <table:table-cell table:style-name="ce13" office:value-type="float" office:value="1275947" calcext:value-type="float">
            <text:p>1275947</text:p>
          </table:table-cell>
          <table:table-cell table:style-name="ce11" table:formula="of:=[.E9]-[.D9]" office:value-type="float" office:value="1183166" calcext:value-type="float">
            <text:p>1183166</text:p>
          </table:table-cell>
          <table:table-cell table:style-name="ce14" table:formula="of:=[.F9]/[.E9]" office:value-type="percentage" office:value="0.927284597244243" calcext:value-type="percentage">
            <text:p>92.73%</text:p>
          </table:table-cell>
          <table:table-cell table:style-name="ce12" office:value-type="float" office:value="31426" calcext:value-type="float">
            <text:p>31426</text:p>
          </table:table-cell>
          <table:table-cell table:style-name="ce13" office:value-type="float" office:value="879774" calcext:value-type="float">
            <text:p>879774</text:p>
          </table:table-cell>
          <table:table-cell table:style-name="ce11" table:formula="of:=[.I9]-[.H9]" office:value-type="float" office:value="848348" calcext:value-type="float">
            <text:p>848348</text:p>
          </table:table-cell>
          <table:table-cell table:style-name="ce14" table:formula="of:=[.J9]/[.I9]" office:value-type="percentage" office:value="0.964279462680188" calcext:value-type="percentage">
            <text:p>96.43%</text:p>
          </table:table-cell>
          <table:table-cell table:style-name="ce15" office:value-type="float" office:value="0.000101" calcext:value-type="float">
            <text:p>0.000101</text:p>
          </table:table-cell>
          <table:table-cell table:style-name="ce13" office:value-type="float" office:value="0.004847469" calcext:value-type="float">
            <text:p>0.004847469</text:p>
          </table:table-cell>
          <table:table-cell table:style-name="ce14" table:formula="of:=([.M9]-[.L9])/([.M9]*10)" office:value-type="percentage" office:value="0.0979164384547895" calcext:value-type="percentage">
            <text:p>9.79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9" office:value-type="string" calcext:value-type="string" table:number-columns-spanned="13" table:number-rows-spanned="1">
            <text:p>Mysort with 10 Threads and Input File test_case9.txt</text:p>
          </table:table-cell>
          <table:covered-table-cell table:number-columns-repeated="12"/>
          <table:table-cell table:number-columns-repeated="1010"/>
        </table:table-row>
        <table:table-row table:style-name="ro5">
          <table:table-cell/>
          <table:table-cell table:style-name="ce16" office:value-type="string" calcext:value-type="string">
            <text:p>Barrier Implementation</text:p>
          </table:table-cell>
          <table:table-cell table:style-name="ce17" office:value-type="string" calcext:value-type="string">
            <text:p>Lock Implementation</text:p>
          </table:table-cell>
          <table:table-cell table:style-name="ce18" office:value-type="string" calcext:value-type="string">
            <text:p>L1-dache-load-misses</text:p>
          </table:table-cell>
          <table:table-cell table:style-name="ce17" office:value-type="string" calcext:value-type="string">
            <text:p>L1-dache-loads</text:p>
          </table:table-cell>
          <table:table-cell table:style-name="ce18" office:value-type="string" calcext:value-type="string">
            <text:p>L1 Cache Hits</text:p>
          </table:table-cell>
          <table:table-cell table:style-name="ce17" office:value-type="string" calcext:value-type="string">
            <text:p>% L1 Cache Hits</text:p>
          </table:table-cell>
          <table:table-cell table:style-name="ce18" office:value-type="string" calcext:value-type="string">
            <text:p>branch-misses</text:p>
          </table:table-cell>
          <table:table-cell table:style-name="ce17" office:value-type="string" calcext:value-type="string">
            <text:p>branches</text:p>
          </table:table-cell>
          <table:table-cell table:style-name="ce18" office:value-type="string" calcext:value-type="string">
            <text:p>Branch Hits</text:p>
          </table:table-cell>
          <table:table-cell table:style-name="ce17" office:value-type="string" calcext:value-type="string">
            <text:p>%Branch Hits</text:p>
          </table:table-cell>
          <table:table-cell table:style-name="ce18" office:value-type="string" calcext:value-type="string">
            <text:p>Thread Run Time (s)</text:p>
          </table:table-cell>
          <table:table-cell table:style-name="ce17" office:value-type="string" calcext:value-type="string">
            <text:p>Total Run Time (s)</text:p>
          </table:table-cell>
          <table:table-cell table:style-name="ce17" office:value-type="string" calcext:value-type="string">
            <text:p>% In Longest Thread</text:p>
          </table:table-cell>
          <table:table-cell table:number-columns-repeated="1010"/>
        </table:table-row>
        <table:table-row table:style-name="ro2">
          <table:table-cell/>
          <table:table-cell table:style-name="ce100" office:value-type="string" calcext:value-type="string" table:number-columns-spanned="1" table:number-rows-spanned="4">
            <text:p>pthread barrier</text:p>
          </table:table-cell>
          <table:table-cell table:style-name="ce9" office:value-type="string" calcext:value-type="string">
            <text:p>pthread lock</text:p>
          </table:table-cell>
          <table:table-cell table:style-name="ce19" office:value-type="float" office:value="76828" calcext:value-type="float">
            <text:p>76,828</text:p>
          </table:table-cell>
          <table:table-cell table:style-name="ce20" office:value-type="float" office:value="1169625" calcext:value-type="float">
            <text:p>1,169,625</text:p>
          </table:table-cell>
          <table:table-cell table:style-name="ce19" table:formula="of:=[.E13]-[.D13]" office:value-type="float" office:value="1092797" calcext:value-type="float">
            <text:p>1,092,797</text:p>
          </table:table-cell>
          <table:table-cell table:style-name="ce21" table:formula="of:=[.F13]/[.E13]" office:value-type="percentage" office:value="0.934313989526558" calcext:value-type="percentage">
            <text:p>93.43%</text:p>
          </table:table-cell>
          <table:table-cell table:style-name="ce19" office:value-type="float" office:value="32930" calcext:value-type="float">
            <text:p>32,930</text:p>
          </table:table-cell>
          <table:table-cell table:style-name="ce20" office:value-type="float" office:value="819579" calcext:value-type="float">
            <text:p>819,579</text:p>
          </table:table-cell>
          <table:table-cell table:style-name="ce19" table:formula="of:=[.I13]-[.H13]" office:value-type="float" office:value="786649" calcext:value-type="float">
            <text:p>786,649</text:p>
          </table:table-cell>
          <table:table-cell table:style-name="ce21" table:formula="of:=[.J13]/[.I13]" office:value-type="percentage" office:value="0.959820834843255" calcext:value-type="percentage">
            <text:p>95.98%</text:p>
          </table:table-cell>
          <table:table-cell table:style-name="ce8" office:value-type="float" office:value="0.000073" calcext:value-type="float">
            <text:p>7.3E-05</text:p>
          </table:table-cell>
          <table:table-cell table:style-name="ce9" office:value-type="float" office:value="0.006726957" calcext:value-type="float">
            <text:p>0.006726957</text:p>
          </table:table-cell>
          <table:table-cell table:style-name="ce21" table:formula="of:=([.M13]-[.L13])/([.M13]*10)" office:value-type="percentage" office:value="0.0989148139344432" calcext:value-type="percentage">
            <text:p>9.89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9" office:value-type="string" calcext:value-type="string">
            <text:p>tas lock</text:p>
          </table:table-cell>
          <table:table-cell table:style-name="ce19" office:value-type="float" office:value="70033" calcext:value-type="float">
            <text:p>70,033</text:p>
          </table:table-cell>
          <table:table-cell table:style-name="ce20" office:value-type="float" office:value="1143731" calcext:value-type="float">
            <text:p>1,143,731</text:p>
          </table:table-cell>
          <table:table-cell table:style-name="ce19" table:formula="of:=[.E14]-[.D14]" office:value-type="float" office:value="1073698" calcext:value-type="float">
            <text:p>1,073,698</text:p>
          </table:table-cell>
          <table:table-cell table:style-name="ce21" table:formula="of:=[.F14]/[.E14]" office:value-type="percentage" office:value="0.93876794456039" calcext:value-type="percentage">
            <text:p>93.88%</text:p>
          </table:table-cell>
          <table:table-cell table:style-name="ce19" office:value-type="float" office:value="29134" calcext:value-type="float">
            <text:p>29,134</text:p>
          </table:table-cell>
          <table:table-cell table:style-name="ce20" office:value-type="float" office:value="798721" calcext:value-type="float">
            <text:p>798,721</text:p>
          </table:table-cell>
          <table:table-cell table:style-name="ce19" table:formula="of:=[.I14]-[.H14]" office:value-type="float" office:value="769587" calcext:value-type="float">
            <text:p>769,587</text:p>
          </table:table-cell>
          <table:table-cell table:style-name="ce21" table:formula="of:=[.J14]/[.I14]" office:value-type="percentage" office:value="0.963524184289633" calcext:value-type="percentage">
            <text:p>96.35%</text:p>
          </table:table-cell>
          <table:table-cell table:style-name="ce8" office:value-type="float" office:value="0.000131" calcext:value-type="float">
            <text:p>0.000131</text:p>
          </table:table-cell>
          <table:table-cell table:style-name="ce9" office:value-type="float" office:value="0.005511913" calcext:value-type="float">
            <text:p>0.005511913</text:p>
          </table:table-cell>
          <table:table-cell table:style-name="ce21" table:formula="of:=([.M14]-[.L14])/([.M14]*10)" office:value-type="percentage" office:value="0.0976233296860818" calcext:value-type="percentage">
            <text:p>9.76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9" office:value-type="string" calcext:value-type="string">
            <text:p>ttas lock</text:p>
          </table:table-cell>
          <table:table-cell table:style-name="ce19" office:value-type="float" office:value="77700" calcext:value-type="float">
            <text:p>77,700</text:p>
          </table:table-cell>
          <table:table-cell table:style-name="ce20" office:value-type="float" office:value="1150242" calcext:value-type="float">
            <text:p>1,150,242</text:p>
          </table:table-cell>
          <table:table-cell table:style-name="ce19" table:formula="of:=[.E15]-[.D15]" office:value-type="float" office:value="1072542" calcext:value-type="float">
            <text:p>1,072,542</text:p>
          </table:table-cell>
          <table:table-cell table:style-name="ce21" table:formula="of:=[.F15]/[.E15]" office:value-type="percentage" office:value="0.932448997689182" calcext:value-type="percentage">
            <text:p>93.24%</text:p>
          </table:table-cell>
          <table:table-cell table:style-name="ce19" office:value-type="float" office:value="30705" calcext:value-type="float">
            <text:p>30,705</text:p>
          </table:table-cell>
          <table:table-cell table:style-name="ce20" office:value-type="float" office:value="802636" calcext:value-type="float">
            <text:p>802,636</text:p>
          </table:table-cell>
          <table:table-cell table:style-name="ce19" table:formula="of:=[.I15]-[.H15]" office:value-type="float" office:value="771931" calcext:value-type="float">
            <text:p>771,931</text:p>
          </table:table-cell>
          <table:table-cell table:style-name="ce21" table:formula="of:=[.J15]/[.I15]" office:value-type="percentage" office:value="0.961744800881097" calcext:value-type="percentage">
            <text:p>96.17%</text:p>
          </table:table-cell>
          <table:table-cell table:style-name="ce8" office:value-type="float" office:value="0.000082" calcext:value-type="float">
            <text:p>8.2E-05</text:p>
          </table:table-cell>
          <table:table-cell table:style-name="ce9" office:value-type="float" office:value="0.006201991" calcext:value-type="float">
            <text:p>0.006201991</text:p>
          </table:table-cell>
          <table:table-cell table:style-name="ce21" table:formula="of:=([.M15]-[.L15])/([.M15]*10)" office:value-type="percentage" office:value="0.0986778439375355" calcext:value-type="percentage">
            <text:p>9.87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9" office:value-type="string" calcext:value-type="string">
            <text:p>ticket lock</text:p>
          </table:table-cell>
          <table:table-cell table:style-name="ce19" office:value-type="float" office:value="71244" calcext:value-type="float">
            <text:p>71,244</text:p>
          </table:table-cell>
          <table:table-cell table:style-name="ce20" office:value-type="float" office:value="1150432" calcext:value-type="float">
            <text:p>1,150,432</text:p>
          </table:table-cell>
          <table:table-cell table:style-name="ce19" table:formula="of:=[.E16]-[.D16]" office:value-type="float" office:value="1079188" calcext:value-type="float">
            <text:p>1,079,188</text:p>
          </table:table-cell>
          <table:table-cell table:style-name="ce21" table:formula="of:=[.F16]/[.E16]" office:value-type="percentage" office:value="0.938071959055381" calcext:value-type="percentage">
            <text:p>93.81%</text:p>
          </table:table-cell>
          <table:table-cell table:style-name="ce19" office:value-type="float" office:value="28873" calcext:value-type="float">
            <text:p>28,873</text:p>
          </table:table-cell>
          <table:table-cell table:style-name="ce20" office:value-type="float" office:value="804597" calcext:value-type="float">
            <text:p>804,597</text:p>
          </table:table-cell>
          <table:table-cell table:style-name="ce19" table:formula="of:=[.I16]-[.H16]" office:value-type="float" office:value="775724" calcext:value-type="float">
            <text:p>775,724</text:p>
          </table:table-cell>
          <table:table-cell table:style-name="ce21" table:formula="of:=[.J16]/[.I16]" office:value-type="percentage" office:value="0.964114954443032" calcext:value-type="percentage">
            <text:p>96.41%</text:p>
          </table:table-cell>
          <table:table-cell table:style-name="ce8" office:value-type="float" office:value="0.000053" calcext:value-type="float">
            <text:p>5.3E-05</text:p>
          </table:table-cell>
          <table:table-cell table:style-name="ce9" office:value-type="float" office:value="0.00552391" calcext:value-type="float">
            <text:p>0.00552391</text:p>
          </table:table-cell>
          <table:table-cell table:style-name="ce21" table:formula="of:=([.M16]-[.L16])/([.M16]*10)" office:value-type="percentage" office:value="0.0990405346937224" calcext:value-type="percentage">
            <text:p>9.90%</text:p>
          </table:table-cell>
          <table:table-cell table:number-columns-repeated="1010"/>
        </table:table-row>
        <table:table-row table:style-name="ro2">
          <table:table-cell/>
          <table:table-cell table:style-name="ce100" office:value-type="string" calcext:value-type="string" table:number-columns-spanned="1" table:number-rows-spanned="4">
            <text:p>sense barrier</text:p>
          </table:table-cell>
          <table:table-cell table:style-name="ce22" office:value-type="string" calcext:value-type="string">
            <text:p>pthread lock</text:p>
          </table:table-cell>
          <table:table-cell table:style-name="ce23" office:value-type="float" office:value="72430" calcext:value-type="float">
            <text:p>72,430</text:p>
          </table:table-cell>
          <table:table-cell table:style-name="ce24" office:value-type="float" office:value="1151675" calcext:value-type="float">
            <text:p>1,151,675</text:p>
          </table:table-cell>
          <table:table-cell table:style-name="ce23" table:formula="of:=[.E17]-[.D17]" office:value-type="float" office:value="1079245" calcext:value-type="float">
            <text:p>1,079,245</text:p>
          </table:table-cell>
          <table:table-cell table:style-name="ce25" table:formula="of:=[.F17]/[.E17]" office:value-type="percentage" office:value="0.937108993422624" calcext:value-type="percentage">
            <text:p>93.71%</text:p>
          </table:table-cell>
          <table:table-cell table:style-name="ce23" office:value-type="float" office:value="30554" calcext:value-type="float">
            <text:p>30,554</text:p>
          </table:table-cell>
          <table:table-cell table:style-name="ce24" office:value-type="float" office:value="805068" calcext:value-type="float">
            <text:p>805,068</text:p>
          </table:table-cell>
          <table:table-cell table:style-name="ce23" table:formula="of:=[.I17]-[.H17]" office:value-type="float" office:value="774514" calcext:value-type="float">
            <text:p>774,514</text:p>
          </table:table-cell>
          <table:table-cell table:style-name="ce25" table:formula="of:=[.J17]/[.I17]" office:value-type="percentage" office:value="0.962047926386343" calcext:value-type="percentage">
            <text:p>96.20%</text:p>
          </table:table-cell>
          <table:table-cell table:style-name="ce26" office:value-type="float" office:value="0.000104" calcext:value-type="float">
            <text:p>0.000104</text:p>
          </table:table-cell>
          <table:table-cell table:style-name="ce27" office:value-type="float" office:value="0.005875836" calcext:value-type="float">
            <text:p>0.005875836</text:p>
          </table:table-cell>
          <table:table-cell table:style-name="ce25" table:formula="of:=([.M17]-[.L17])/([.M17]*10)" office:value-type="percentage" office:value="0.0982300390957134" calcext:value-type="percentage">
            <text:p>9.82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7" office:value-type="string" calcext:value-type="string">
            <text:p>tas lock</text:p>
          </table:table-cell>
          <table:table-cell table:style-name="ce19" office:value-type="float" office:value="68409" calcext:value-type="float">
            <text:p>68,409</text:p>
          </table:table-cell>
          <table:table-cell table:style-name="ce20" office:value-type="float" office:value="1492774" calcext:value-type="float">
            <text:p>1,492,774</text:p>
          </table:table-cell>
          <table:table-cell table:style-name="ce19" table:formula="of:=[.E18]-[.D18]" office:value-type="float" office:value="1424365" calcext:value-type="float">
            <text:p>1,424,365</text:p>
          </table:table-cell>
          <table:table-cell table:style-name="ce21" table:formula="of:=[.F18]/[.E18]" office:value-type="percentage" office:value="0.954173237208044" calcext:value-type="percentage">
            <text:p>95.42%</text:p>
          </table:table-cell>
          <table:table-cell table:style-name="ce19" office:value-type="float" office:value="28491" calcext:value-type="float">
            <text:p>28,491</text:p>
          </table:table-cell>
          <table:table-cell table:style-name="ce20" office:value-type="float" office:value="962890" calcext:value-type="float">
            <text:p>962,890</text:p>
          </table:table-cell>
          <table:table-cell table:style-name="ce19" table:formula="of:=[.I18]-[.H18]" office:value-type="float" office:value="934399" calcext:value-type="float">
            <text:p>934,399</text:p>
          </table:table-cell>
          <table:table-cell table:style-name="ce21" table:formula="of:=[.J18]/[.I18]" office:value-type="percentage" office:value="0.970410950368163" calcext:value-type="percentage">
            <text:p>97.04%</text:p>
          </table:table-cell>
          <table:table-cell table:style-name="ce8" office:value-type="float" office:value="0.000001077" calcext:value-type="float">
            <text:p>1.077E-06</text:p>
          </table:table-cell>
          <table:table-cell table:style-name="ce9" office:value-type="float" office:value="0.00519334" calcext:value-type="float">
            <text:p>0.00519334</text:p>
          </table:table-cell>
          <table:table-cell table:style-name="ce21" table:formula="of:=([.M18]-[.L18])/([.M18]*10)" office:value-type="percentage" office:value="0.0999792619008191" calcext:value-type="percentage">
            <text:p>10.00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7" office:value-type="string" calcext:value-type="string">
            <text:p>ttas lock</text:p>
          </table:table-cell>
          <table:table-cell table:style-name="ce19" office:value-type="float" office:value="71438" calcext:value-type="float">
            <text:p>71,438</text:p>
          </table:table-cell>
          <table:table-cell table:style-name="ce20" office:value-type="float" office:value="1386925" calcext:value-type="float">
            <text:p>1,386,925</text:p>
          </table:table-cell>
          <table:table-cell table:style-name="ce19" table:formula="of:=[.E19]-[.D19]" office:value-type="float" office:value="1315487" calcext:value-type="float">
            <text:p>1,315,487</text:p>
          </table:table-cell>
          <table:table-cell table:style-name="ce21" table:formula="of:=[.F19]/[.E19]" office:value-type="percentage" office:value="0.948491807415686" calcext:value-type="percentage">
            <text:p>94.85%</text:p>
          </table:table-cell>
          <table:table-cell table:style-name="ce19" office:value-type="float" office:value="28575" calcext:value-type="float">
            <text:p>28,575</text:p>
          </table:table-cell>
          <table:table-cell table:style-name="ce28" office:value-type="float" office:value="912243" calcext:value-type="float">
            <text:p>912,243</text:p>
          </table:table-cell>
          <table:table-cell table:style-name="ce19" table:formula="of:=[.I19]-[.H19]" office:value-type="float" office:value="883668" calcext:value-type="float">
            <text:p>883,668</text:p>
          </table:table-cell>
          <table:table-cell table:style-name="ce21" table:formula="of:=[.J19]/[.I19]" office:value-type="percentage" office:value="0.968676109326133" calcext:value-type="percentage">
            <text:p>96.87%</text:p>
          </table:table-cell>
          <table:table-cell table:style-name="ce8" office:value-type="float" office:value="0.000001071" calcext:value-type="float">
            <text:p>1.071E-06</text:p>
          </table:table-cell>
          <table:table-cell table:style-name="ce9" office:value-type="float" office:value="0.006001185" calcext:value-type="float">
            <text:p>0.006001185</text:p>
          </table:table-cell>
          <table:table-cell table:style-name="ce21" table:formula="of:=([.M19]-[.L19])/([.M19]*10)" office:value-type="percentage" office:value="0.0999821535246789" calcext:value-type="percentage">
            <text:p>10.00%</text:p>
          </table:table-cell>
          <table:table-cell table:number-columns-repeated="1010"/>
        </table:table-row>
        <table:table-row table:style-name="ro2">
          <table:table-cell/>
          <table:covered-table-cell/>
          <table:table-cell table:style-name="ce11" office:value-type="string" calcext:value-type="string">
            <text:p>ticket lock</text:p>
          </table:table-cell>
          <table:table-cell table:style-name="ce29" office:value-type="float" office:value="79235" calcext:value-type="float">
            <text:p>79,235</text:p>
          </table:table-cell>
          <table:table-cell table:style-name="ce30" office:value-type="float" office:value="1477011" calcext:value-type="float">
            <text:p>1,477,011</text:p>
          </table:table-cell>
          <table:table-cell table:style-name="ce29" table:formula="of:=[.E20]-[.D20]" office:value-type="float" office:value="1397776" calcext:value-type="float">
            <text:p>1,397,776</text:p>
          </table:table-cell>
          <table:table-cell table:style-name="ce31" table:formula="of:=[.F20]/[.E20]" office:value-type="percentage" office:value="0.946354495667263" calcext:value-type="percentage">
            <text:p>94.64%</text:p>
          </table:table-cell>
          <table:table-cell table:style-name="ce29" office:value-type="float" office:value="28576" calcext:value-type="float">
            <text:p>28,576</text:p>
          </table:table-cell>
          <table:table-cell table:style-name="ce30" office:value-type="float" office:value="956878" calcext:value-type="float">
            <text:p>956,878</text:p>
          </table:table-cell>
          <table:table-cell table:style-name="ce29" table:formula="of:=[.I20]-[.H20]" office:value-type="float" office:value="928302" calcext:value-type="float">
            <text:p>928,302</text:p>
          </table:table-cell>
          <table:table-cell table:style-name="ce31" table:formula="of:=[.J20]/[.I20]" office:value-type="percentage" office:value="0.970136213812001" calcext:value-type="percentage">
            <text:p>97.01%</text:p>
          </table:table-cell>
          <table:table-cell table:style-name="ce12" office:value-type="float" office:value="0.000006" calcext:value-type="float">
            <text:p>6E-06</text:p>
          </table:table-cell>
          <table:table-cell table:style-name="ce13" office:value-type="float" office:value="0.005456606" calcext:value-type="float">
            <text:p>0.005456606</text:p>
          </table:table-cell>
          <table:table-cell table:style-name="ce31" table:formula="of:=([.M20]-[.L20])/([.M20]*10)" office:value-type="percentage" office:value="0.0998900415386414" calcext:value-type="percentage">
            <text:p>9.99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01" office:value-type="string" calcext:value-type="string" table:number-columns-spanned="9" table:number-rows-spanned="1">
            <text:p>Lock Comparision</text:p>
          </table:table-cell>
          <table:covered-table-cell table:number-columns-repeated="8"/>
          <table:table-cell table:number-columns-repeated="1014"/>
        </table:table-row>
        <table:table-row table:style-name="ro6">
          <table:table-cell/>
          <table:table-cell table:style-name="ce32" office:value-type="string" calcext:value-type="string">
            <text:p>Lock</text:p>
          </table:table-cell>
          <table:table-cell table:style-name="ce33" office:value-type="string" calcext:value-type="string">
            <text:p>Barrier</text:p>
          </table:table-cell>
          <table:table-cell table:style-name="ce34" office:value-type="string" calcext:value-type="string">
            <text:p>Test</text:p>
          </table:table-cell>
          <table:table-cell table:style-name="ce35" office:value-type="string" calcext:value-type="string">
            <text:p>L1 Cache Hits</text:p>
          </table:table-cell>
          <table:table-cell table:style-name="ce36" office:value-type="string" calcext:value-type="string">
            <text:p>% L1 Cache Hits</text:p>
          </table:table-cell>
          <table:table-cell table:style-name="ce35" office:value-type="string" calcext:value-type="string">
            <text:p>Branch Hits</text:p>
          </table:table-cell>
          <table:table-cell table:style-name="ce36" office:value-type="string" calcext:value-type="string">
            <text:p>%Branch Hits</text:p>
          </table:table-cell>
          <table:table-cell table:style-name="ce37" office:value-type="string" calcext:value-type="string">
            <text:p>Thread Run Time (s)</text:p>
          </table:table-cell>
          <table:table-cell table:style-name="ce36" office:value-type="string" calcext:value-type="string">
            <text:p>Total Run Time (s)</text:p>
          </table:table-cell>
          <table:table-cell table:number-columns-repeated="1014"/>
        </table:table-row>
        <table:table-row table:style-name="ro2">
          <table:table-cell/>
          <table:table-cell table:style-name="ce117" office:value-type="string" calcext:value-type="string" table:number-columns-spanned="1" table:number-rows-spanned="4">
            <text:p>pthread</text:p>
          </table:table-cell>
          <table:table-cell table:style-name="ce38" office:value-type="string" calcext:value-type="string">
            <text:p>N/A</text:p>
          </table:table-cell>
          <table:table-cell table:style-name="ce39" office:value-type="string" calcext:value-type="string">
            <text:p>counter</text:p>
          </table:table-cell>
          <table:table-cell table:style-name="ce40" table:formula="of:=[.F6]" office:value-type="float" office:value="1139897" calcext:value-type="float">
            <text:p>1139897</text:p>
          </table:table-cell>
          <table:table-cell table:style-name="ce41" table:formula="of:=[.G6]" office:value-type="percentage" office:value="0.928536925303858" calcext:value-type="percentage">
            <text:p>92.85%</text:p>
          </table:table-cell>
          <table:table-cell table:style-name="ce40" table:formula="of:=[.J6]" office:value-type="float" office:value="829520" calcext:value-type="float">
            <text:p>829520</text:p>
          </table:table-cell>
          <table:table-cell table:style-name="ce41" table:formula="of:=[.K6]" office:value-type="percentage" office:value="0.964487485219106" calcext:value-type="percentage">
            <text:p>96.45%</text:p>
          </table:table-cell>
          <table:table-cell table:style-name="ce42" table:formula="of:=[.L6]" office:value-type="float" office:value="0.000086" calcext:value-type="float">
            <text:p>8.6E-05</text:p>
          </table:table-cell>
          <table:table-cell table:style-name="ce43" table:formula="of:=[.M6]" office:value-type="float" office:value="0.004954224" calcext:value-type="float">
            <text:p>0.004954224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4" office:value-type="string" calcext:value-type="string">
            <text:p>pthread</text:p>
          </table:table-cell>
          <table:table-cell table:style-name="ce144" office:value-type="string" calcext:value-type="string" table:number-columns-spanned="1" table:number-rows-spanned="2">
            <text:p>mysort</text:p>
          </table:table-cell>
          <table:table-cell table:style-name="ce45" table:formula="of:=[.F13]" office:value-type="float" office:value="1092797" calcext:value-type="float">
            <text:p>1,092,797</text:p>
          </table:table-cell>
          <table:table-cell table:style-name="ce46" table:formula="of:=[.G13]" office:value-type="percentage" office:value="0.934313989526558" calcext:value-type="percentage">
            <text:p>93.43%</text:p>
          </table:table-cell>
          <table:table-cell table:style-name="ce45" table:formula="of:=[.J13]" office:value-type="float" office:value="786649" calcext:value-type="float">
            <text:p>786,649</text:p>
          </table:table-cell>
          <table:table-cell table:style-name="ce46" table:formula="of:=[.K13]" office:value-type="percentage" office:value="0.959820834843255" calcext:value-type="percentage">
            <text:p>95.98%</text:p>
          </table:table-cell>
          <table:table-cell table:style-name="ce47" table:formula="of:=[.L13]" office:value-type="float" office:value="0.000073" calcext:value-type="float">
            <text:p>7.3E-05</text:p>
          </table:table-cell>
          <table:table-cell table:style-name="ce48" table:formula="of:=[.M13]" office:value-type="float" office:value="0.006726957" calcext:value-type="float">
            <text:p>0.006726957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9" office:value-type="string" calcext:value-type="string">
            <text:p>sense</text:p>
          </table:table-cell>
          <table:covered-table-cell/>
          <table:table-cell table:style-name="ce50" table:formula="of:=[.F17]" office:value-type="float" office:value="1079245" calcext:value-type="float">
            <text:p>1,079,245</text:p>
          </table:table-cell>
          <table:table-cell table:style-name="ce51" table:formula="of:=[.G17]" office:value-type="percentage" office:value="0.937108993422624" calcext:value-type="percentage">
            <text:p>93.71%</text:p>
          </table:table-cell>
          <table:table-cell table:style-name="ce50" table:formula="of:=[.J17]" office:value-type="float" office:value="774514" calcext:value-type="float">
            <text:p>774,514</text:p>
          </table:table-cell>
          <table:table-cell table:style-name="ce51" table:formula="of:=[.K17]" office:value-type="percentage" office:value="0.962047926386343" calcext:value-type="percentage">
            <text:p>96.20%</text:p>
          </table:table-cell>
          <table:table-cell table:style-name="ce52" table:formula="of:=[.L17]" office:value-type="float" office:value="0.000104" calcext:value-type="float">
            <text:p>0.000104</text:p>
          </table:table-cell>
          <table:table-cell table:style-name="ce53" table:formula="of:=[.M17]" office:value-type="float" office:value="0.005875836" calcext:value-type="float">
            <text:p>0.005875836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7" office:value-type="string" calcext:value-type="string" table:number-columns-spanned="2" table:number-rows-spanned="1">
            <text:p>Average</text:p>
          </table:table-cell>
          <table:covered-table-cell/>
          <table:table-cell table:style-name="ce54" table:formula="of:=SUM([.E24:.E26])/3" office:value-type="float" office:value="1103979.66666667" calcext:value-type="float">
            <text:p>1103979.66666667</text:p>
          </table:table-cell>
          <table:table-cell table:style-name="ce55" table:formula="of:=SUM([.F24:.F26])/3" office:value-type="percentage" office:value="0.93331996941768" calcext:value-type="percentage">
            <text:p>93.33%</text:p>
          </table:table-cell>
          <table:table-cell table:style-name="ce54" table:formula="of:=SUM([.G24:.G26])/3" office:value-type="float" office:value="796894.333333333" calcext:value-type="float">
            <text:p>796894.333333333</text:p>
          </table:table-cell>
          <table:table-cell table:style-name="ce55" table:formula="of:=SUM([.H24:.H26])/3" office:value-type="percentage" office:value="0.962118748816235" calcext:value-type="percentage">
            <text:p>96.21%</text:p>
          </table:table-cell>
          <table:table-cell table:style-name="ce56" table:formula="of:=SUM([.I24:.I26])/3" office:value-type="float" office:value="0.0000876666666666667" calcext:value-type="float">
            <text:p>8.76666666666667E-05</text:p>
          </table:table-cell>
          <table:table-cell table:style-name="ce57" table:formula="of:=SUM([.J24:.J26])/3" office:value-type="float" office:value="0.005852339" calcext:value-type="float">
            <text:p>0.005852339</text:p>
          </table:table-cell>
          <table:table-cell table:number-columns-repeated="1014"/>
        </table:table-row>
        <table:table-row table:style-name="ro2">
          <table:table-cell/>
          <table:table-cell table:style-name="ce118" office:value-type="string" calcext:value-type="string" table:number-columns-spanned="1" table:number-rows-spanned="4">
            <text:p>TAS</text:p>
          </table:table-cell>
          <table:table-cell table:style-name="ce58" office:value-type="string" calcext:value-type="string">
            <text:p>N/A</text:p>
          </table:table-cell>
          <table:table-cell table:style-name="ce59" office:value-type="string" calcext:value-type="string">
            <text:p>counter</text:p>
          </table:table-cell>
          <table:table-cell table:style-name="ce60" table:formula="of:=[.F7]" office:value-type="float" office:value="1131727" calcext:value-type="float">
            <text:p>1,131,727</text:p>
          </table:table-cell>
          <table:table-cell table:style-name="ce61" table:formula="of:=[.G7]" office:value-type="percentage" office:value="0.926569653582399" calcext:value-type="percentage">
            <text:p>92.66%</text:p>
          </table:table-cell>
          <table:table-cell table:style-name="ce62" table:formula="of:=[.J7]" office:value-type="float" office:value="823954" calcext:value-type="float">
            <text:p>823954</text:p>
          </table:table-cell>
          <table:table-cell table:style-name="ce61" table:formula="of:=[.K7]" office:value-type="percentage" office:value="0.965147333748776" calcext:value-type="percentage">
            <text:p>96.51%</text:p>
          </table:table-cell>
          <table:table-cell table:style-name="ce63" table:formula="of:=[.L7]" office:value-type="float" office:value="0.000226" calcext:value-type="float">
            <text:p>0.000226</text:p>
          </table:table-cell>
          <table:table-cell table:style-name="ce64" table:formula="of:=[.M7]" office:value-type="float" office:value="0.00521473" calcext:value-type="float">
            <text:p>0.00521473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65" office:value-type="string" calcext:value-type="string">
            <text:p>pthread</text:p>
          </table:table-cell>
          <table:table-cell table:style-name="ce146" office:value-type="string" calcext:value-type="string" table:number-columns-spanned="1" table:number-rows-spanned="2">
            <text:p>mysort</text:p>
          </table:table-cell>
          <table:table-cell table:style-name="ce66" table:formula="of:=[.F14]" office:value-type="float" office:value="1073698" calcext:value-type="float">
            <text:p>1,073,698</text:p>
          </table:table-cell>
          <table:table-cell table:style-name="ce67" table:formula="of:=[.G14]" office:value-type="percentage" office:value="0.93876794456039" calcext:value-type="percentage">
            <text:p>93.88%</text:p>
          </table:table-cell>
          <table:table-cell table:style-name="ce66" table:formula="of:=[.J14]" office:value-type="float" office:value="769587" calcext:value-type="float">
            <text:p>769,587</text:p>
          </table:table-cell>
          <table:table-cell table:style-name="ce67" table:formula="of:=[.K14]" office:value-type="percentage" office:value="0.963524184289633" calcext:value-type="percentage">
            <text:p>96.35%</text:p>
          </table:table-cell>
          <table:table-cell table:style-name="ce68" table:formula="of:=[.L14]" office:value-type="float" office:value="0.000131" calcext:value-type="float">
            <text:p>0.000131</text:p>
          </table:table-cell>
          <table:table-cell table:style-name="ce69" table:formula="of:=[.M14]" office:value-type="float" office:value="0.005511913" calcext:value-type="float">
            <text:p>0.005511913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65" office:value-type="string" calcext:value-type="string">
            <text:p>sense</text:p>
          </table:table-cell>
          <table:covered-table-cell/>
          <table:table-cell table:style-name="ce70" table:formula="of:=[.F17]" office:value-type="float" office:value="1079245" calcext:value-type="float">
            <text:p>1,079,245</text:p>
          </table:table-cell>
          <table:table-cell table:style-name="ce71" table:formula="of:=[.G17]" office:value-type="percentage" office:value="0.937108993422624" calcext:value-type="percentage">
            <text:p>93.71%</text:p>
          </table:table-cell>
          <table:table-cell table:style-name="ce70" table:formula="of:=[.J18]" office:value-type="float" office:value="934399" calcext:value-type="float">
            <text:p>934,399</text:p>
          </table:table-cell>
          <table:table-cell table:style-name="ce71" table:formula="of:=[.K18]" office:value-type="percentage" office:value="0.970410950368163" calcext:value-type="percentage">
            <text:p>97.04%</text:p>
          </table:table-cell>
          <table:table-cell table:style-name="ce72" table:formula="of:=[.L18]" office:value-type="float" office:value="0.000001077" calcext:value-type="float">
            <text:p>1.077E-06</text:p>
          </table:table-cell>
          <table:table-cell table:style-name="ce73" table:formula="of:=[.M18]" office:value-type="float" office:value="0.00519334" calcext:value-type="float">
            <text:p>0.00519334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06" office:value-type="string" calcext:value-type="string" table:number-columns-spanned="2" table:number-rows-spanned="1">
            <text:p>Average</text:p>
          </table:table-cell>
          <table:covered-table-cell/>
          <table:table-cell table:style-name="ce74" table:formula="of:=SUM([.E28:.E30])/3" office:value-type="float" office:value="1094890" calcext:value-type="float">
            <text:p>1094890</text:p>
          </table:table-cell>
          <table:table-cell table:style-name="ce75" table:formula="of:=SUM([.F28:.F30])/3" office:value-type="percentage" office:value="0.934148863855138" calcext:value-type="percentage">
            <text:p>93.41%</text:p>
          </table:table-cell>
          <table:table-cell table:style-name="ce74" table:formula="of:=SUM([.G28:.G30])/3" office:value-type="float" office:value="842646.666666667" calcext:value-type="float">
            <text:p>842646.666666667</text:p>
          </table:table-cell>
          <table:table-cell table:style-name="ce75" table:formula="of:=SUM([.H28:.H30])/3" office:value-type="percentage" office:value="0.966360822802191" calcext:value-type="percentage">
            <text:p>96.64%</text:p>
          </table:table-cell>
          <table:table-cell table:style-name="ce76" table:formula="of:=SUM([.I28:.I30])/3" office:value-type="float" office:value="0.000119359" calcext:value-type="float">
            <text:p>0.000119359</text:p>
          </table:table-cell>
          <table:table-cell table:style-name="ce77" table:formula="of:=SUM([.J28:.J30])/3" office:value-type="float" office:value="0.005306661" calcext:value-type="float">
            <text:p>0.005306661</text:p>
          </table:table-cell>
          <table:table-cell table:number-columns-repeated="1014"/>
        </table:table-row>
        <table:table-row table:style-name="ro2">
          <table:table-cell/>
          <table:table-cell table:style-name="ce117" office:value-type="string" calcext:value-type="string" table:number-columns-spanned="1" table:number-rows-spanned="4">
            <text:p>TTAS</text:p>
          </table:table-cell>
          <table:table-cell table:style-name="ce38" office:value-type="string" calcext:value-type="string">
            <text:p>N/A</text:p>
          </table:table-cell>
          <table:table-cell table:style-name="ce78" office:value-type="string" calcext:value-type="string">
            <text:p>counter</text:p>
          </table:table-cell>
          <table:table-cell table:style-name="ce40" table:formula="of:=[.F8]" office:value-type="float" office:value="1132153" calcext:value-type="float">
            <text:p>1132153</text:p>
          </table:table-cell>
          <table:table-cell table:style-name="ce41" table:formula="of:=[.G8]" office:value-type="percentage" office:value="0.919606247278918" calcext:value-type="percentage">
            <text:p>91.96%</text:p>
          </table:table-cell>
          <table:table-cell table:style-name="ce40" table:formula="of:=[.J8]" office:value-type="float" office:value="826769" calcext:value-type="float">
            <text:p>826769</text:p>
          </table:table-cell>
          <table:table-cell table:style-name="ce41" table:formula="of:=[.K8]" office:value-type="percentage" office:value="0.963221904683126" calcext:value-type="percentage">
            <text:p>96.32%</text:p>
          </table:table-cell>
          <table:table-cell table:style-name="ce42" table:formula="of:=[.L8]" office:value-type="float" office:value="0.000102" calcext:value-type="float">
            <text:p>0.000102</text:p>
          </table:table-cell>
          <table:table-cell table:style-name="ce43" table:formula="of:=[.M8]" office:value-type="float" office:value="0.004782138" calcext:value-type="float">
            <text:p>0.004782138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4" office:value-type="string" calcext:value-type="string">
            <text:p>pthread</text:p>
          </table:table-cell>
          <table:table-cell table:style-name="ce144" office:value-type="string" calcext:value-type="string" table:number-columns-spanned="1" table:number-rows-spanned="2">
            <text:p>mysort</text:p>
          </table:table-cell>
          <table:table-cell table:style-name="ce45" table:formula="of:=[.F15]" office:value-type="float" office:value="1072542" calcext:value-type="float">
            <text:p>1,072,542</text:p>
          </table:table-cell>
          <table:table-cell table:style-name="ce46" table:formula="of:=[.G15]" office:value-type="percentage" office:value="0.932448997689182" calcext:value-type="percentage">
            <text:p>93.24%</text:p>
          </table:table-cell>
          <table:table-cell table:style-name="ce45" table:formula="of:=[.J15]" office:value-type="float" office:value="771931" calcext:value-type="float">
            <text:p>771,931</text:p>
          </table:table-cell>
          <table:table-cell table:style-name="ce46" table:formula="of:=[.K15]" office:value-type="percentage" office:value="0.961744800881097" calcext:value-type="percentage">
            <text:p>96.17%</text:p>
          </table:table-cell>
          <table:table-cell table:style-name="ce47" table:formula="of:=[.L15]" office:value-type="float" office:value="0.000082" calcext:value-type="float">
            <text:p>8.2E-05</text:p>
          </table:table-cell>
          <table:table-cell table:style-name="ce48" table:formula="of:=[.M15]" office:value-type="float" office:value="0.006201991" calcext:value-type="float">
            <text:p>0.006201991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9" office:value-type="string" calcext:value-type="string">
            <text:p>sense</text:p>
          </table:table-cell>
          <table:covered-table-cell/>
          <table:table-cell table:style-name="ce50" table:formula="of:=[.F19]" office:value-type="float" office:value="1315487" calcext:value-type="float">
            <text:p>1,315,487</text:p>
          </table:table-cell>
          <table:table-cell table:style-name="ce51" table:formula="of:=[.G19]" office:value-type="percentage" office:value="0.948491807415686" calcext:value-type="percentage">
            <text:p>94.85%</text:p>
          </table:table-cell>
          <table:table-cell table:style-name="ce50" table:formula="of:=[.J19]" office:value-type="float" office:value="883668" calcext:value-type="float">
            <text:p>883,668</text:p>
          </table:table-cell>
          <table:table-cell table:style-name="ce51" table:formula="of:=[.K19]" office:value-type="percentage" office:value="0.968676109326133" calcext:value-type="percentage">
            <text:p>96.87%</text:p>
          </table:table-cell>
          <table:table-cell table:style-name="ce52" table:formula="of:=[.L19]" office:value-type="float" office:value="0.000001071" calcext:value-type="float">
            <text:p>1.071E-06</text:p>
          </table:table-cell>
          <table:table-cell table:style-name="ce53" table:formula="of:=[.M19]" office:value-type="float" office:value="0.006001185" calcext:value-type="float">
            <text:p>0.006001185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7" office:value-type="string" calcext:value-type="string" table:number-columns-spanned="2" table:number-rows-spanned="1">
            <text:p>Average</text:p>
          </table:table-cell>
          <table:covered-table-cell/>
          <table:table-cell table:style-name="ce79" table:formula="of:=SUM([.E32:.E34])/3" office:value-type="float" office:value="1173394" calcext:value-type="float">
            <text:p>1173394</text:p>
          </table:table-cell>
          <table:table-cell table:style-name="ce80" table:formula="of:=SUM([.F32:.F34])/3" office:value-type="percentage" office:value="0.933515684127928" calcext:value-type="percentage">
            <text:p>93.35%</text:p>
          </table:table-cell>
          <table:table-cell table:style-name="ce79" table:formula="of:=SUM([.G32:.G34])/3" office:value-type="float" office:value="827456" calcext:value-type="float">
            <text:p>827456</text:p>
          </table:table-cell>
          <table:table-cell table:style-name="ce80" table:formula="of:=SUM([.H32:.H34])/3" office:value-type="percentage" office:value="0.964547604963452" calcext:value-type="percentage">
            <text:p>96.45%</text:p>
          </table:table-cell>
          <table:table-cell table:style-name="ce81" table:formula="of:=SUM([.I32:.I34])/3" office:value-type="float" office:value="0.0000616903333333333" calcext:value-type="float">
            <text:p>6.16903333333333E-05</text:p>
          </table:table-cell>
          <table:table-cell table:style-name="ce82" table:formula="of:=SUM([.J32:.J34])/3" office:value-type="float" office:value="0.00566177133333333" calcext:value-type="float">
            <text:p>0.005661771333333</text:p>
          </table:table-cell>
          <table:table-cell table:number-columns-repeated="1014"/>
        </table:table-row>
        <table:table-row table:style-name="ro2">
          <table:table-cell/>
          <table:table-cell table:style-name="ce118" office:value-type="string" calcext:value-type="string" table:number-columns-spanned="1" table:number-rows-spanned="4">
            <text:p>Ticket</text:p>
          </table:table-cell>
          <table:table-cell table:style-name="ce83" office:value-type="string" calcext:value-type="string">
            <text:p>N/A</text:p>
          </table:table-cell>
          <table:table-cell table:style-name="ce84" office:value-type="string" calcext:value-type="string">
            <text:p>counter</text:p>
          </table:table-cell>
          <table:table-cell table:style-name="ce85" table:formula="of:=[.F9]" office:value-type="float" office:value="1183166" calcext:value-type="float">
            <text:p>1183166</text:p>
          </table:table-cell>
          <table:table-cell table:style-name="ce86" table:formula="of:=[.G9]" office:value-type="percentage" office:value="0.927284597244243" calcext:value-type="percentage">
            <text:p>92.73%</text:p>
          </table:table-cell>
          <table:table-cell table:style-name="ce85" table:formula="of:=[.J9]" office:value-type="float" office:value="848348" calcext:value-type="float">
            <text:p>848348</text:p>
          </table:table-cell>
          <table:table-cell table:style-name="ce86" table:formula="of:=[.K9]" office:value-type="percentage" office:value="0.964279462680188" calcext:value-type="percentage">
            <text:p>96.43%</text:p>
          </table:table-cell>
          <table:table-cell table:style-name="ce87" table:formula="of:=[.L9]" office:value-type="float" office:value="0.000101" calcext:value-type="float">
            <text:p>0.000101</text:p>
          </table:table-cell>
          <table:table-cell table:style-name="ce88" table:formula="of:=[.M9]" office:value-type="float" office:value="0.004847469" calcext:value-type="float">
            <text:p>0.004847469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65" office:value-type="string" calcext:value-type="string">
            <text:p>pthread</text:p>
          </table:table-cell>
          <table:table-cell table:style-name="ce146" office:value-type="string" calcext:value-type="string" table:number-columns-spanned="1" table:number-rows-spanned="2">
            <text:p>mysort</text:p>
          </table:table-cell>
          <table:table-cell table:style-name="ce66" table:formula="of:=[.F16]" office:value-type="float" office:value="1079188" calcext:value-type="float">
            <text:p>1,079,188</text:p>
          </table:table-cell>
          <table:table-cell table:style-name="ce67" table:formula="of:=[.G16]" office:value-type="percentage" office:value="0.938071959055381" calcext:value-type="percentage">
            <text:p>93.81%</text:p>
          </table:table-cell>
          <table:table-cell table:style-name="ce66" table:formula="of:=[.J16]" office:value-type="float" office:value="775724" calcext:value-type="float">
            <text:p>775,724</text:p>
          </table:table-cell>
          <table:table-cell table:style-name="ce67" table:formula="of:=[.K16]" office:value-type="percentage" office:value="0.964114954443032" calcext:value-type="percentage">
            <text:p>96.41%</text:p>
          </table:table-cell>
          <table:table-cell table:style-name="ce68" table:formula="of:=[.L16]" office:value-type="float" office:value="0.000053" calcext:value-type="float">
            <text:p>5.3E-05</text:p>
          </table:table-cell>
          <table:table-cell table:style-name="ce69" table:formula="of:=[.M16]" office:value-type="float" office:value="0.00552391" calcext:value-type="float">
            <text:p>0.00552391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89" office:value-type="string" calcext:value-type="string">
            <text:p>sense</text:p>
          </table:table-cell>
          <table:covered-table-cell/>
          <table:table-cell table:style-name="ce70" table:formula="of:=[.F20]" office:value-type="float" office:value="1397776" calcext:value-type="float">
            <text:p>1,397,776</text:p>
          </table:table-cell>
          <table:table-cell table:style-name="ce71" table:formula="of:=[.G20]" office:value-type="percentage" office:value="0.946354495667263" calcext:value-type="percentage">
            <text:p>94.64%</text:p>
          </table:table-cell>
          <table:table-cell table:style-name="ce70" table:formula="of:=[.J20]" office:value-type="float" office:value="928302" calcext:value-type="float">
            <text:p>928,302</text:p>
          </table:table-cell>
          <table:table-cell table:style-name="ce71" table:formula="of:=[.K20]" office:value-type="percentage" office:value="0.970136213812001" calcext:value-type="percentage">
            <text:p>97.01%</text:p>
          </table:table-cell>
          <table:table-cell table:style-name="ce72" table:formula="of:=[.L20]" office:value-type="float" office:value="0.000006" calcext:value-type="float">
            <text:p>6E-06</text:p>
          </table:table-cell>
          <table:table-cell table:style-name="ce73" table:formula="of:=[.M20]" office:value-type="float" office:value="0.005456606" calcext:value-type="float">
            <text:p>0.005456606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8" office:value-type="string" calcext:value-type="string" table:number-columns-spanned="2" table:number-rows-spanned="1">
            <text:p>Average</text:p>
          </table:table-cell>
          <table:covered-table-cell/>
          <table:table-cell table:style-name="ce74" table:formula="of:=SUM([.E36:.E38])/3" office:value-type="float" office:value="1220043.33333333" calcext:value-type="float">
            <text:p>1220043.33333333</text:p>
          </table:table-cell>
          <table:table-cell table:style-name="ce75" table:formula="of:=SUM([.F36:.F38])/3" office:value-type="percentage" office:value="0.937237017322296" calcext:value-type="percentage">
            <text:p>93.72%</text:p>
          </table:table-cell>
          <table:table-cell table:style-name="ce74" table:formula="of:=SUM([.G36:.G38])/3" office:value-type="float" office:value="850791.333333333" calcext:value-type="float">
            <text:p>850791.333333333</text:p>
          </table:table-cell>
          <table:table-cell table:style-name="ce75" table:formula="of:=SUM([.H36:.H38])/3" office:value-type="percentage" office:value="0.966176876978407" calcext:value-type="percentage">
            <text:p>96.62%</text:p>
          </table:table-cell>
          <table:table-cell table:style-name="ce76" table:formula="of:=SUM([.I36:.I38])/3" office:value-type="float" office:value="0.0000533333333333333" calcext:value-type="float">
            <text:p>5.33333333333333E-05</text:p>
          </table:table-cell>
          <table:table-cell table:style-name="ce77" table:formula="of:=SUM([.J36:.J38])/3" office:value-type="float" office:value="0.005275995" calcext:value-type="float">
            <text:p>0.00527599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01" office:value-type="string" calcext:value-type="string" table:number-columns-spanned="9" table:number-rows-spanned="1">
            <text:p>Barrier Comparision</text:p>
          </table:table-cell>
          <table:covered-table-cell table:number-columns-repeated="8"/>
          <table:table-cell table:number-columns-repeated="1014"/>
        </table:table-row>
        <table:table-row table:style-name="ro6">
          <table:table-cell/>
          <table:table-cell table:style-name="ce32" office:value-type="string" calcext:value-type="string">
            <text:p>Barrier</text:p>
          </table:table-cell>
          <table:table-cell table:style-name="ce33" office:value-type="string" calcext:value-type="string">
            <text:p>Lock</text:p>
          </table:table-cell>
          <table:table-cell table:style-name="ce34" office:value-type="string" calcext:value-type="string">
            <text:p>Test</text:p>
          </table:table-cell>
          <table:table-cell table:style-name="ce35" office:value-type="string" calcext:value-type="string">
            <text:p>L1 Cache Hits</text:p>
          </table:table-cell>
          <table:table-cell table:style-name="ce36" office:value-type="string" calcext:value-type="string">
            <text:p>% L1 Cache Hits</text:p>
          </table:table-cell>
          <table:table-cell table:style-name="ce35" office:value-type="string" calcext:value-type="string">
            <text:p>Branch Hits</text:p>
          </table:table-cell>
          <table:table-cell table:style-name="ce36" office:value-type="string" calcext:value-type="string">
            <text:p>%Branch Hits</text:p>
          </table:table-cell>
          <table:table-cell table:style-name="ce37" office:value-type="string" calcext:value-type="string">
            <text:p>Thread Run Time (s)</text:p>
          </table:table-cell>
          <table:table-cell table:style-name="ce36" office:value-type="string" calcext:value-type="string">
            <text:p>Total Run Time (s)</text:p>
          </table:table-cell>
          <table:table-cell table:number-columns-repeated="1014"/>
        </table:table-row>
        <table:table-row table:style-name="ro2">
          <table:table-cell/>
          <table:table-cell table:style-name="ce117" office:value-type="string" calcext:value-type="string" table:number-columns-spanned="1" table:number-rows-spanned="6">
            <text:p>pthread</text:p>
          </table:table-cell>
          <table:table-cell table:style-name="ce38" office:value-type="string" calcext:value-type="string">
            <text:p>N/A</text:p>
          </table:table-cell>
          <table:table-cell table:style-name="ce39" office:value-type="string" calcext:value-type="string">
            <text:p>counter</text:p>
          </table:table-cell>
          <table:table-cell table:style-name="ce90" table:formula="of:=[.F4]" office:value-type="float" office:value="5439510" calcext:value-type="float">
            <text:p>5439510</text:p>
          </table:table-cell>
          <table:table-cell table:style-name="ce91" table:formula="of:=[.G4]" office:value-type="percentage" office:value="0.901879892600304" calcext:value-type="percentage">
            <text:p>90.19%</text:p>
          </table:table-cell>
          <table:table-cell table:style-name="ce90" table:formula="of:=[.J4]" office:value-type="float" office:value="4112987" calcext:value-type="float">
            <text:p>4112987</text:p>
          </table:table-cell>
          <table:table-cell table:style-name="ce91" table:formula="of:=[.K4]" office:value-type="percentage" office:value="0.984450279837997" calcext:value-type="percentage">
            <text:p>98.45%</text:p>
          </table:table-cell>
          <table:table-cell table:style-name="ce92" table:formula="of:=[.L4]" office:value-type="float" office:value="0.007424" calcext:value-type="float">
            <text:p>0.007424</text:p>
          </table:table-cell>
          <table:table-cell table:style-name="ce93" table:formula="of:=[.M4]" office:value-type="float" office:value="0.013628228" calcext:value-type="float">
            <text:p>0.013628228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4" office:value-type="string" calcext:value-type="string">
            <text:p>pthread</text:p>
          </table:table-cell>
          <table:table-cell table:style-name="ce144" office:value-type="string" calcext:value-type="string" table:number-columns-spanned="1" table:number-rows-spanned="4">
            <text:p>mysort</text:p>
          </table:table-cell>
          <table:table-cell table:style-name="ce45" table:formula="of:=[.F13]" office:value-type="float" office:value="1092797" calcext:value-type="float">
            <text:p>1,092,797</text:p>
          </table:table-cell>
          <table:table-cell table:style-name="ce46" table:formula="of:=[.G13]" office:value-type="percentage" office:value="0.934313989526558" calcext:value-type="percentage">
            <text:p>93.43%</text:p>
          </table:table-cell>
          <table:table-cell table:style-name="ce45" table:formula="of:=[.J13]" office:value-type="float" office:value="786649" calcext:value-type="float">
            <text:p>786,649</text:p>
          </table:table-cell>
          <table:table-cell table:style-name="ce46" table:formula="of:=[.K13]" office:value-type="percentage" office:value="0.959820834843255" calcext:value-type="percentage">
            <text:p>95.98%</text:p>
          </table:table-cell>
          <table:table-cell table:style-name="ce47" table:formula="of:=[.L13]" office:value-type="float" office:value="0.000073" calcext:value-type="float">
            <text:p>7.3E-05</text:p>
          </table:table-cell>
          <table:table-cell table:style-name="ce48" table:formula="of:=[.M13]" office:value-type="float" office:value="0.006726957" calcext:value-type="float">
            <text:p>0.006726957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9" office:value-type="string" calcext:value-type="string">
            <text:p>TAS</text:p>
          </table:table-cell>
          <table:covered-table-cell/>
          <table:table-cell table:style-name="ce45" table:formula="of:=[.F14]" office:value-type="float" office:value="1073698" calcext:value-type="float">
            <text:p>1,073,698</text:p>
          </table:table-cell>
          <table:table-cell table:style-name="ce46" table:formula="of:=[.G14]" office:value-type="percentage" office:value="0.93876794456039" calcext:value-type="percentage">
            <text:p>93.88%</text:p>
          </table:table-cell>
          <table:table-cell table:style-name="ce45" table:formula="of:=[.J14]" office:value-type="float" office:value="769587" calcext:value-type="float">
            <text:p>769,587</text:p>
          </table:table-cell>
          <table:table-cell table:style-name="ce46" table:formula="of:=[.K14]" office:value-type="percentage" office:value="0.963524184289633" calcext:value-type="percentage">
            <text:p>96.35%</text:p>
          </table:table-cell>
          <table:table-cell table:style-name="ce47" table:formula="of:=[.L14]" office:value-type="float" office:value="0.000131" calcext:value-type="float">
            <text:p>0.000131</text:p>
          </table:table-cell>
          <table:table-cell table:style-name="ce48" table:formula="of:=[.M14]" office:value-type="float" office:value="0.005511913" calcext:value-type="float">
            <text:p>0.005511913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4" office:value-type="string" calcext:value-type="string">
            <text:p>TTAS</text:p>
          </table:table-cell>
          <table:covered-table-cell/>
          <table:table-cell table:style-name="ce45" table:formula="of:=[.F15]" office:value-type="float" office:value="1072542" calcext:value-type="float">
            <text:p>1,072,542</text:p>
          </table:table-cell>
          <table:table-cell table:style-name="ce46" table:formula="of:=[.G15]" office:value-type="percentage" office:value="0.932448997689182" calcext:value-type="percentage">
            <text:p>93.24%</text:p>
          </table:table-cell>
          <table:table-cell table:style-name="ce45" table:formula="of:=[.J15]" office:value-type="float" office:value="771931" calcext:value-type="float">
            <text:p>771,931</text:p>
          </table:table-cell>
          <table:table-cell table:style-name="ce46" table:formula="of:=[.K15]" office:value-type="percentage" office:value="0.961744800881097" calcext:value-type="percentage">
            <text:p>96.17%</text:p>
          </table:table-cell>
          <table:table-cell table:style-name="ce47" table:formula="of:=[.L15]" office:value-type="float" office:value="0.000082" calcext:value-type="float">
            <text:p>8.2E-05</text:p>
          </table:table-cell>
          <table:table-cell table:style-name="ce48" table:formula="of:=[.M15]" office:value-type="float" office:value="0.006201991" calcext:value-type="float">
            <text:p>0.006201991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9" office:value-type="string" calcext:value-type="string">
            <text:p>Ticket</text:p>
          </table:table-cell>
          <table:covered-table-cell/>
          <table:table-cell table:style-name="ce50" table:formula="of:=[.F16]" office:value-type="float" office:value="1079188" calcext:value-type="float">
            <text:p>1,079,188</text:p>
          </table:table-cell>
          <table:table-cell table:style-name="ce51" table:formula="of:=[.G16]" office:value-type="percentage" office:value="0.938071959055381" calcext:value-type="percentage">
            <text:p>93.81%</text:p>
          </table:table-cell>
          <table:table-cell table:style-name="ce45" table:formula="of:=[.J16]" office:value-type="float" office:value="775724" calcext:value-type="float">
            <text:p>775,724</text:p>
          </table:table-cell>
          <table:table-cell table:style-name="ce51" table:formula="of:=[.K16]" office:value-type="percentage" office:value="0.964114954443032" calcext:value-type="percentage">
            <text:p>96.41%</text:p>
          </table:table-cell>
          <table:table-cell table:style-name="ce47" table:formula="of:=[.L16]" office:value-type="float" office:value="0.000053" calcext:value-type="float">
            <text:p>5.3E-05</text:p>
          </table:table-cell>
          <table:table-cell table:style-name="ce53" table:formula="of:=[.M16]" office:value-type="float" office:value="0.00552391" calcext:value-type="float">
            <text:p>0.00552391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7" office:value-type="string" calcext:value-type="string" table:number-columns-spanned="2" table:number-rows-spanned="1">
            <text:p>Average</text:p>
          </table:table-cell>
          <table:covered-table-cell/>
          <table:table-cell table:style-name="ce54" table:formula="of:=SUM([.E43:.E47])/5" office:value-type="float" office:value="1951547" calcext:value-type="float">
            <text:p>1951547</text:p>
          </table:table-cell>
          <table:table-cell table:style-name="ce55" table:formula="of:=SUM([.F43:.F47])/5" office:value-type="percentage" office:value="0.929096556686363" calcext:value-type="percentage">
            <text:p>92.91%</text:p>
          </table:table-cell>
          <table:table-cell table:style-name="ce54" table:formula="of:=SUM([.G43:.G47])/5" office:value-type="float" office:value="1443375.6" calcext:value-type="float">
            <text:p>1443375.6</text:p>
          </table:table-cell>
          <table:table-cell table:style-name="ce55" table:formula="of:=SUM([.H43:.H47])/5" office:value-type="percentage" office:value="0.966731010859003" calcext:value-type="percentage">
            <text:p>96.67%</text:p>
          </table:table-cell>
          <table:table-cell table:style-name="ce56" table:formula="of:=SUM([.I43:.I47])/5" office:value-type="float" office:value="0.0015526" calcext:value-type="float">
            <text:p>0.0015526</text:p>
          </table:table-cell>
          <table:table-cell table:style-name="ce57" table:formula="of:=SUM([.J43:.J47])/5" office:value-type="float" office:value="0.0075185998" calcext:value-type="float">
            <text:p>0.0075185998</text:p>
          </table:table-cell>
          <table:table-cell table:number-columns-repeated="1014"/>
        </table:table-row>
        <table:table-row table:style-name="ro2">
          <table:table-cell/>
          <table:table-cell table:style-name="ce118" office:value-type="string" calcext:value-type="string" table:number-columns-spanned="1" table:number-rows-spanned="6">
            <text:p>sense</text:p>
          </table:table-cell>
          <table:table-cell table:style-name="ce58" office:value-type="string" calcext:value-type="string">
            <text:p>N/A</text:p>
          </table:table-cell>
          <table:table-cell table:style-name="ce59" office:value-type="string" calcext:value-type="string">
            <text:p>counter</text:p>
          </table:table-cell>
          <table:table-cell table:style-name="ce62" table:formula="of:=[.F5]" office:value-type="float" office:value="1881366" calcext:value-type="float">
            <text:p>1881366</text:p>
          </table:table-cell>
          <table:table-cell table:style-name="ce61" table:formula="of:=[.G5]" office:value-type="percentage" office:value="0.94937021212606" calcext:value-type="percentage">
            <text:p>94.94%</text:p>
          </table:table-cell>
          <table:table-cell table:style-name="ce62" table:formula="of:=[.J5]" office:value-type="float" office:value="1172951" calcext:value-type="float">
            <text:p>1172951</text:p>
          </table:table-cell>
          <table:table-cell table:style-name="ce61" table:formula="of:=[.K5]" office:value-type="percentage" office:value="0.972301109281926" calcext:value-type="percentage">
            <text:p>97.23%</text:p>
          </table:table-cell>
          <table:table-cell table:style-name="ce63" table:formula="of:=[.L5]" office:value-type="float" office:value="0.000159" calcext:value-type="float">
            <text:p>0.000159</text:p>
          </table:table-cell>
          <table:table-cell table:style-name="ce64" table:formula="of:=[.M5]" office:value-type="float" office:value="0.005265729" calcext:value-type="float">
            <text:p>0.005265729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65" office:value-type="string" calcext:value-type="string">
            <text:p>pthread</text:p>
          </table:table-cell>
          <table:table-cell table:style-name="ce146" office:value-type="string" calcext:value-type="string" table:number-columns-spanned="1" table:number-rows-spanned="4">
            <text:p>mysort</text:p>
          </table:table-cell>
          <table:table-cell table:style-name="ce66" table:formula="of:=[.F17]" office:value-type="float" office:value="1079245" calcext:value-type="float">
            <text:p>1,079,245</text:p>
          </table:table-cell>
          <table:table-cell table:style-name="ce67" table:formula="of:=[.G17]" office:value-type="percentage" office:value="0.937108993422624" calcext:value-type="percentage">
            <text:p>93.71%</text:p>
          </table:table-cell>
          <table:table-cell table:style-name="ce66" table:formula="of:=[.J17]" office:value-type="float" office:value="774514" calcext:value-type="float">
            <text:p>774,514</text:p>
          </table:table-cell>
          <table:table-cell table:style-name="ce67" table:formula="of:=[.K17]" office:value-type="percentage" office:value="0.962047926386343" calcext:value-type="percentage">
            <text:p>96.20%</text:p>
          </table:table-cell>
          <table:table-cell table:style-name="ce68" table:formula="of:=[.L17]" office:value-type="float" office:value="0.000104" calcext:value-type="float">
            <text:p>0.000104</text:p>
          </table:table-cell>
          <table:table-cell table:style-name="ce69" table:formula="of:=[.M17]" office:value-type="float" office:value="0.005875836" calcext:value-type="float">
            <text:p>0.005875836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89" office:value-type="string" calcext:value-type="string">
            <text:p>TAS</text:p>
          </table:table-cell>
          <table:covered-table-cell/>
          <table:table-cell table:style-name="ce66" table:formula="of:=[.F18]" office:value-type="float" office:value="1424365" calcext:value-type="float">
            <text:p>1,424,365</text:p>
          </table:table-cell>
          <table:table-cell table:style-name="ce67" table:formula="of:=[.G18]" office:value-type="percentage" office:value="0.954173237208044" calcext:value-type="percentage">
            <text:p>95.42%</text:p>
          </table:table-cell>
          <table:table-cell table:style-name="ce66" table:formula="of:=[.J18]" office:value-type="float" office:value="934399" calcext:value-type="float">
            <text:p>934,399</text:p>
          </table:table-cell>
          <table:table-cell table:style-name="ce67" table:formula="of:=[.K18]" office:value-type="percentage" office:value="0.970410950368163" calcext:value-type="percentage">
            <text:p>97.04%</text:p>
          </table:table-cell>
          <table:table-cell table:style-name="ce68" table:formula="of:=[.L18]" office:value-type="float" office:value="0.000001077" calcext:value-type="float">
            <text:p>1.077E-06</text:p>
          </table:table-cell>
          <table:table-cell table:style-name="ce69" table:formula="of:=[.M18]" office:value-type="float" office:value="0.00519334" calcext:value-type="float">
            <text:p>0.00519334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65" office:value-type="string" calcext:value-type="string">
            <text:p>TTAS</text:p>
          </table:table-cell>
          <table:covered-table-cell/>
          <table:table-cell table:style-name="ce66" table:formula="of:=[.F19]" office:value-type="float" office:value="1315487" calcext:value-type="float">
            <text:p>1,315,487</text:p>
          </table:table-cell>
          <table:table-cell table:style-name="ce67" table:formula="of:=[.G19]" office:value-type="percentage" office:value="0.948491807415686" calcext:value-type="percentage">
            <text:p>94.85%</text:p>
          </table:table-cell>
          <table:table-cell table:style-name="ce66" table:formula="of:=[.J19]" office:value-type="float" office:value="883668" calcext:value-type="float">
            <text:p>883,668</text:p>
          </table:table-cell>
          <table:table-cell table:style-name="ce67" table:formula="of:=[.K19]" office:value-type="percentage" office:value="0.968676109326133" calcext:value-type="percentage">
            <text:p>96.87%</text:p>
          </table:table-cell>
          <table:table-cell table:style-name="ce68" table:formula="of:=[.L19]" office:value-type="float" office:value="0.000001071" calcext:value-type="float">
            <text:p>1.071E-06</text:p>
          </table:table-cell>
          <table:table-cell table:style-name="ce69" table:formula="of:=[.M19]" office:value-type="float" office:value="0.006001185" calcext:value-type="float">
            <text:p>0.006001185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89" office:value-type="string" calcext:value-type="string">
            <text:p>Ticket</text:p>
          </table:table-cell>
          <table:covered-table-cell/>
          <table:table-cell table:style-name="ce70" table:formula="of:=[.F20]" office:value-type="float" office:value="1397776" calcext:value-type="float">
            <text:p>1,397,776</text:p>
          </table:table-cell>
          <table:table-cell table:style-name="ce71" table:formula="of:=[.G20]" office:value-type="percentage" office:value="0.946354495667263" calcext:value-type="percentage">
            <text:p>94.64%</text:p>
          </table:table-cell>
          <table:table-cell table:style-name="ce70" table:formula="of:=[.J20]" office:value-type="float" office:value="928302" calcext:value-type="float">
            <text:p>928,302</text:p>
          </table:table-cell>
          <table:table-cell table:style-name="ce71" table:formula="of:=[.K20]" office:value-type="percentage" office:value="0.970136213812001" calcext:value-type="percentage">
            <text:p>97.01%</text:p>
          </table:table-cell>
          <table:table-cell table:style-name="ce72" table:formula="of:=[.L20]" office:value-type="float" office:value="0.000006" calcext:value-type="float">
            <text:p>6E-06</text:p>
          </table:table-cell>
          <table:table-cell table:style-name="ce73" table:formula="of:=[.M20]" office:value-type="float" office:value="0.005456606" calcext:value-type="float">
            <text:p>0.005456606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8" office:value-type="string" calcext:value-type="string" table:number-columns-spanned="2" table:number-rows-spanned="1">
            <text:p>Average</text:p>
          </table:table-cell>
          <table:covered-table-cell/>
          <table:table-cell table:style-name="ce94" table:formula="of:=SUM([.E49:.E53])/5" office:value-type="float" office:value="1419647.8" calcext:value-type="float">
            <text:p>1419647.8</text:p>
          </table:table-cell>
          <table:table-cell table:style-name="ce95" table:formula="of:=SUM([.F49:.F53])/5" office:value-type="percentage" office:value="0.947099749167935" calcext:value-type="percentage">
            <text:p>94.71%</text:p>
          </table:table-cell>
          <table:table-cell table:style-name="ce94" table:formula="of:=SUM([.G49:.G53])/5" office:value-type="float" office:value="938766.8" calcext:value-type="float">
            <text:p>938766.8</text:p>
          </table:table-cell>
          <table:table-cell table:style-name="ce95" table:formula="of:=SUM([.H49:.H53])/5" office:value-type="percentage" office:value="0.968714461834913" calcext:value-type="percentage">
            <text:p>96.87%</text:p>
          </table:table-cell>
          <table:table-cell table:style-name="ce96" table:formula="of:=SUM([.I49:.I53])/5" office:value-type="float" office:value="0.0000542296" calcext:value-type="float">
            <text:p>5.42296E-05</text:p>
          </table:table-cell>
          <table:table-cell table:style-name="ce97" table:formula="of:=SUM([.J49:.J53])/5" office:value-type="float" office:value="0.0055585392" calcext:value-type="float">
            <text:p>0.0055585392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er Test Cases" table:style-name="ta2">
        <table:table-column table:style-name="co2" table:default-cell-style-name="ce1"/>
        <table:table-column table:style-name="co1" table:number-columns-repeated="49" table:default-cell-style-name="ce1"/>
        <table:table-column table:style-name="co1" table:number-columns-repeated="960" table:default-cell-style-name="Default"/>
        <table:table-row table:style-name="ro1">
          <table:table-cell table:number-columns-repeated="1010"/>
        </table:table-row>
        <table:table-row table:style-name="ro2">
          <table:table-cell/>
          <table:table-cell table:style-name="ce216" office:value-type="string" calcext:value-type="string" table:number-columns-spanned="12" table:number-rows-spanned="1">
            <text:p>Counter with 10 Threads and Varying Iterations</text:p>
          </table:table-cell>
          <table:covered-table-cell table:style-name="ce98"/>
          <table:covered-table-cell table:number-columns-repeated="10" table:style-name="ce2"/>
          <table:table-cell table:number-columns-repeated="997"/>
        </table:table-row>
        <table:table-row table:style-name="ro5">
          <table:table-cell/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Primitive</text:p>
          </table:table-cell>
          <table:table-cell table:style-name="ce4" office:value-type="string" calcext:value-type="string">
            <text:p>L1-dache-load-misses</text:p>
          </table:table-cell>
          <table:table-cell table:style-name="ce5" office:value-type="string" calcext:value-type="string">
            <text:p>L1-dache-loads</text:p>
          </table:table-cell>
          <table:table-cell table:style-name="ce3" office:value-type="string" calcext:value-type="string">
            <text:p>L1 Cache Hits</text:p>
          </table:table-cell>
          <table:table-cell table:style-name="ce3" office:value-type="string" calcext:value-type="string">
            <text:p>% L1 Cache Hits</text:p>
          </table:table-cell>
          <table:table-cell table:style-name="ce4" office:value-type="string" calcext:value-type="string">
            <text:p>branch-misses</text:p>
          </table:table-cell>
          <table:table-cell table:style-name="ce5" office:value-type="string" calcext:value-type="string">
            <text:p>branches</text:p>
          </table:table-cell>
          <table:table-cell table:style-name="ce3" office:value-type="string" calcext:value-type="string">
            <text:p>Branch Hits</text:p>
          </table:table-cell>
          <table:table-cell table:style-name="ce3" office:value-type="string" calcext:value-type="string">
            <text:p>%Branch Hits</text:p>
          </table:table-cell>
          <table:table-cell table:style-name="ce6" office:value-type="string" calcext:value-type="string">
            <text:p>Thread Run Time (s)</text:p>
          </table:table-cell>
          <table:table-cell table:style-name="ce3" office:value-type="string" calcext:value-type="string">
            <text:p>Total Run Time (s)</text:p>
          </table:table-cell>
          <table:table-cell table:number-columns-repeated="997"/>
        </table:table-row>
        <table:table-row table:style-name="ro6">
          <table:table-cell/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pthread barrier</text:p>
          </table:table-cell>
          <table:table-cell table:style-name="ce8" office:value-type="float" office:value="1222774282" calcext:value-type="float">
            <text:p>1222774282</text:p>
          </table:table-cell>
          <table:table-cell table:style-name="ce9" office:value-type="float" office:value="12471340767" calcext:value-type="float">
            <text:p>12471340767</text:p>
          </table:table-cell>
          <table:table-cell table:style-name="ce7" table:formula="of:=[.E4]-[.D4]" office:value-type="float" office:value="11248566485" calcext:value-type="float">
            <text:p>11248566485</text:p>
          </table:table-cell>
          <table:table-cell table:style-name="ce10" table:formula="of:=[.F4]/[.E4]" office:value-type="percentage" office:value="0.901953261895021" calcext:value-type="percentage">
            <text:p>90.20%</text:p>
          </table:table-cell>
          <table:table-cell table:style-name="ce8" office:value-type="float" office:value="75364888" calcext:value-type="float">
            <text:p>75364888</text:p>
          </table:table-cell>
          <table:table-cell table:style-name="ce9" office:value-type="float" office:value="8611376984" calcext:value-type="float">
            <text:p>8611376984</text:p>
          </table:table-cell>
          <table:table-cell table:style-name="ce7" table:formula="of:=[.I4]-[.H4]" office:value-type="float" office:value="8536012096" calcext:value-type="float">
            <text:p>8536012096</text:p>
          </table:table-cell>
          <table:table-cell table:style-name="ce10" table:formula="of:=[.J4]/[.I4]" office:value-type="percentage" office:value="0.991248218706482" calcext:value-type="percentage">
            <text:p>99.12%</text:p>
          </table:table-cell>
          <table:table-cell table:style-name="ce2" office:value-type="float" office:value="10.003244" calcext:value-type="float">
            <text:p>10.003244</text:p>
          </table:table-cell>
          <table:table-cell table:style-name="ce9" office:value-type="float" office:value="10.007703694" calcext:value-type="float">
            <text:p>10.007703694</text:p>
          </table:table-cell>
          <table:table-cell table:number-columns-repeated="997"/>
        </table:table-row>
        <table:table-row table:style-name="ro6">
          <table:table-cell/>
          <table:table-cell table:style-name="ce7" office:value-type="float" office:value="80000" calcext:value-type="float">
            <text:p>80000</text:p>
          </table:table-cell>
          <table:table-cell table:style-name="ce7" office:value-type="string" calcext:value-type="string">
            <text:p>sense barrier</text:p>
          </table:table-cell>
          <table:table-cell table:style-name="ce8" office:value-type="float" office:value="33665696" calcext:value-type="float">
            <text:p>33665696</text:p>
          </table:table-cell>
          <table:table-cell table:style-name="ce9" office:value-type="float" office:value="2541723132" calcext:value-type="float">
            <text:p>2541723132</text:p>
          </table:table-cell>
          <table:table-cell table:style-name="ce7" table:formula="of:=[.E5]-[.D5]" office:value-type="float" office:value="2508057436" calcext:value-type="float">
            <text:p>2508057436</text:p>
          </table:table-cell>
          <table:table-cell table:style-name="ce10" table:formula="of:=[.F5]/[.E5]" office:value-type="percentage" office:value="0.986754774516487" calcext:value-type="percentage">
            <text:p>98.68%</text:p>
          </table:table-cell>
          <table:table-cell table:style-name="ce8" office:value-type="float" office:value="9196754" calcext:value-type="float">
            <text:p>9196754</text:p>
          </table:table-cell>
          <table:table-cell table:style-name="ce9" office:value-type="float" office:value="1166776769" calcext:value-type="float">
            <text:p>1166776769</text:p>
          </table:table-cell>
          <table:table-cell table:style-name="ce7" table:formula="of:=[.I5]-[.H5]" office:value-type="float" office:value="1157580015" calcext:value-type="float">
            <text:p>1157580015</text:p>
          </table:table-cell>
          <table:table-cell table:style-name="ce10" table:formula="of:=[.J5]/[.I5]" office:value-type="percentage" office:value="0.992117811869118" calcext:value-type="percentage">
            <text:p>99.21%</text:p>
          </table:table-cell>
          <table:table-cell table:style-name="ce2" office:value-type="float" office:value="3.998967" calcext:value-type="float">
            <text:p>3.998967</text:p>
          </table:table-cell>
          <table:table-cell table:style-name="ce9" office:value-type="float" office:value="4.004596649" calcext:value-type="float">
            <text:p>4.004596649</text:p>
          </table:table-cell>
          <table:table-cell table:number-columns-repeated="997"/>
        </table:table-row>
        <table:table-row table:style-name="ro6">
          <table:table-cell/>
          <table:table-cell table:style-name="ce7" office:value-type="float" office:value="8000000" calcext:value-type="float">
            <text:p>8000000</text:p>
          </table:table-cell>
          <table:table-cell table:style-name="ce7" office:value-type="string" calcext:value-type="string">
            <text:p>pthread lock</text:p>
          </table:table-cell>
          <table:table-cell table:style-name="ce8" office:value-type="float" office:value="1057431395" calcext:value-type="float">
            <text:p>1057431395</text:p>
          </table:table-cell>
          <table:table-cell table:style-name="ce9" office:value-type="float" office:value="11947924986" calcext:value-type="float">
            <text:p>11947924986</text:p>
          </table:table-cell>
          <table:table-cell table:style-name="ce7" table:formula="of:=[.E6]-[.D6]" office:value-type="float" office:value="10890493591" calcext:value-type="float">
            <text:p>10890493591</text:p>
          </table:table-cell>
          <table:table-cell table:style-name="ce10" table:formula="of:=[.F6]/[.E6]" office:value-type="percentage" office:value="0.911496649314501" calcext:value-type="percentage">
            <text:p>91.15%</text:p>
          </table:table-cell>
          <table:table-cell table:style-name="ce8" office:value-type="float" office:value="155431930" calcext:value-type="float">
            <text:p>155431930</text:p>
          </table:table-cell>
          <table:table-cell table:style-name="ce9" office:value-type="float" office:value="8126689264" calcext:value-type="float">
            <text:p>8126689264</text:p>
          </table:table-cell>
          <table:table-cell table:style-name="ce7" table:formula="of:=[.I6]-[.H6]" office:value-type="float" office:value="7971257334" calcext:value-type="float">
            <text:p>7971257334</text:p>
          </table:table-cell>
          <table:table-cell table:style-name="ce10" table:formula="of:=[.J6]/[.I6]" office:value-type="percentage" office:value="0.980873892805458" calcext:value-type="percentage">
            <text:p>98.09%</text:p>
          </table:table-cell>
          <table:table-cell table:style-name="ce2" office:value-type="float" office:value="11.851836" calcext:value-type="float">
            <text:p>11.851836</text:p>
          </table:table-cell>
          <table:table-cell table:style-name="ce9" office:value-type="float" office:value="11.856280185" calcext:value-type="float">
            <text:p>11.856280185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float" office:value="8000000" calcext:value-type="float">
            <text:p>8000000</text:p>
          </table:table-cell>
          <table:table-cell table:style-name="ce7" office:value-type="string" calcext:value-type="string">
            <text:p>tas lock</text:p>
          </table:table-cell>
          <table:table-cell table:style-name="ce8" office:value-type="float" office:value="523913505" calcext:value-type="float">
            <text:p>523913505</text:p>
          </table:table-cell>
          <table:table-cell table:style-name="ce9" office:value-type="float" office:value="9648311899" calcext:value-type="float">
            <text:p>9648311899</text:p>
          </table:table-cell>
          <table:table-cell table:style-name="ce7" table:formula="of:=[.E7]-[.D7]" office:value-type="float" office:value="9124398394" calcext:value-type="float">
            <text:p>9124398394</text:p>
          </table:table-cell>
          <table:table-cell table:style-name="ce10" table:formula="of:=[.F7]/[.E7]" office:value-type="percentage" office:value="0.945698946045235" calcext:value-type="percentage">
            <text:p>94.57%</text:p>
          </table:table-cell>
          <table:table-cell table:style-name="ce8" office:value-type="float" office:value="60438904" calcext:value-type="float">
            <text:p>60438904</text:p>
          </table:table-cell>
          <table:table-cell table:style-name="ce9" office:value-type="float" office:value="3856957524" calcext:value-type="float">
            <text:p>3856957524</text:p>
          </table:table-cell>
          <table:table-cell table:style-name="ce7" table:formula="of:=[.I7]-[.H7]" office:value-type="float" office:value="3796518620" calcext:value-type="float">
            <text:p>3796518620</text:p>
          </table:table-cell>
          <table:table-cell table:style-name="ce10" table:formula="of:=[.J7]/[.I7]" office:value-type="percentage" office:value="0.984329901580736" calcext:value-type="percentage">
            <text:p>98.43%</text:p>
          </table:table-cell>
          <table:table-cell table:style-name="ce2" office:value-type="float" office:value="28.882682" calcext:value-type="float">
            <text:p>28.882682</text:p>
          </table:table-cell>
          <table:table-cell table:style-name="ce9" office:value-type="float" office:value="28.885883307" calcext:value-type="float">
            <text:p>28.885883307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float" office:value="500000" calcext:value-type="float">
            <text:p>500000</text:p>
          </table:table-cell>
          <table:table-cell table:style-name="ce7" office:value-type="string" calcext:value-type="string">
            <text:p>ttas lock</text:p>
          </table:table-cell>
          <table:table-cell table:style-name="ce8" office:value-type="float" office:value="64416733" calcext:value-type="float">
            <text:p>64416733</text:p>
          </table:table-cell>
          <table:table-cell table:style-name="ce9" office:value-type="float" office:value="2700592620" calcext:value-type="float">
            <text:p>2700592620</text:p>
          </table:table-cell>
          <table:table-cell table:style-name="ce7" table:formula="of:=[.E8]-[.D8]" office:value-type="float" office:value="2636175887" calcext:value-type="float">
            <text:p>2636175887</text:p>
          </table:table-cell>
          <table:table-cell table:style-name="ce10" table:formula="of:=[.F8]/[.E8]" office:value-type="percentage" office:value="0.976147186168345" calcext:value-type="percentage">
            <text:p>97.61%</text:p>
          </table:table-cell>
          <table:table-cell table:style-name="ce8" office:value-type="float" office:value="28927421" calcext:value-type="float">
            <text:p>28927421</text:p>
          </table:table-cell>
          <table:table-cell table:style-name="ce9" office:value-type="float" office:value="1676166352" calcext:value-type="float">
            <text:p>1676166352</text:p>
          </table:table-cell>
          <table:table-cell table:style-name="ce7" table:formula="of:=[.I8]-[.H8]" office:value-type="float" office:value="1647238931" calcext:value-type="float">
            <text:p>1647238931</text:p>
          </table:table-cell>
          <table:table-cell table:style-name="ce10" table:formula="of:=[.J8]/[.I8]" office:value-type="percentage" office:value="0.982741915224892" calcext:value-type="percentage">
            <text:p>98.27%</text:p>
          </table:table-cell>
          <table:table-cell table:style-name="ce2" office:value-type="float" office:value="9.133228" calcext:value-type="float">
            <text:p>9.133228</text:p>
          </table:table-cell>
          <table:table-cell table:style-name="ce9" office:value-type="float" office:value="9.136935227" calcext:value-type="float">
            <text:p>9.136935227</text:p>
          </table:table-cell>
          <table:table-cell table:number-columns-repeated="997"/>
        </table:table-row>
        <table:table-row table:style-name="ro2">
          <table:table-cell/>
          <table:table-cell table:style-name="ce11" office:value-type="float" office:value="500000" calcext:value-type="float">
            <text:p>500000</text:p>
          </table:table-cell>
          <table:table-cell table:style-name="ce11" office:value-type="string" calcext:value-type="string">
            <text:p>ticket lock</text:p>
          </table:table-cell>
          <table:table-cell table:style-name="ce12" office:value-type="float" office:value="70096641" calcext:value-type="float">
            <text:p>70096641</text:p>
          </table:table-cell>
          <table:table-cell table:style-name="ce13" office:value-type="float" office:value="6277323257" calcext:value-type="float">
            <text:p>6277323257</text:p>
          </table:table-cell>
          <table:table-cell table:style-name="ce11" table:formula="of:=[.E9]-[.D9]" office:value-type="float" office:value="6207226616" calcext:value-type="float">
            <text:p>6207226616</text:p>
          </table:table-cell>
          <table:table-cell table:style-name="ce14" table:formula="of:=[.F9]/[.E9]" office:value-type="percentage" office:value="0.988833354898231" calcext:value-type="percentage">
            <text:p>98.88%</text:p>
          </table:table-cell>
          <table:table-cell table:style-name="ce12" office:value-type="float" office:value="5506551" calcext:value-type="float">
            <text:p>5506551</text:p>
          </table:table-cell>
          <table:table-cell table:style-name="ce13" office:value-type="float" office:value="2884692074" calcext:value-type="float">
            <text:p>2884692074</text:p>
          </table:table-cell>
          <table:table-cell table:style-name="ce11" table:formula="of:=[.I9]-[.H9]" office:value-type="float" office:value="2879185523" calcext:value-type="float">
            <text:p>2879185523</text:p>
          </table:table-cell>
          <table:table-cell table:style-name="ce14" table:formula="of:=[.J9]/[.I9]" office:value-type="percentage" office:value="0.998091113069006" calcext:value-type="percentage">
            <text:p>99.81%</text:p>
          </table:table-cell>
          <table:table-cell table:style-name="ce15" office:value-type="float" office:value="7.209425" calcext:value-type="float">
            <text:p>7.209425</text:p>
          </table:table-cell>
          <table:table-cell table:style-name="ce13" office:value-type="float" office:value="7.215356807" calcext:value-type="float">
            <text:p>7.215356807</text:p>
          </table:table-cell>
          <table:table-cell table:number-columns-repeated="997"/>
        </table:table-row>
        <table:table-row table:style-name="ro1" table:number-rows-repeated="1048522">
          <table:table-cell table:number-columns-repeated="1010"/>
        </table:table-row>
        <table:table-row table:style-name="ro7" table:number-rows-repeated="44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21T15:18:42Z</meta:creation-date>
    <dc:date>2020-10-21T23:15:25.543410193</dc:date>
    <meta:editing-cycles>31</meta:editing-cycles>
    <meta:editing-duration>PT1H29M21S</meta:editing-duration>
    <meta:document-statistic meta:table-count="2" meta:cell-count="516" meta:object-count="0"/>
  </office:meta>
</office:document-meta>
</file>